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color="#434343" style:font-name="Courier New" fo:font-size="13pt" fo:font-weight="bold" style:font-name-asian="Courier New1" style:font-size-asian="13pt" style:font-weight-asian="bold" style:font-name-complex="Courier New1" style:font-size-complex="13pt"/>
    </style:style>
    <style:style style:name="P3" style:family="paragraph" style:parent-style-name="Standard">
      <style:text-properties fo:color="#434343" style:font-name="Courier New" fo:font-weight="bold" style:font-name-asian="Courier New1" style:font-weight-asian="bold" style:font-name-complex="Courier New1"/>
    </style:style>
    <style:style style:name="P4" style:family="paragraph" style:parent-style-name="Standard">
      <style:text-properties fo:color="#434343" style:font-name="Courier New" style:font-name-asian="Courier New1" style:font-name-complex="Courier New1"/>
    </style:style>
    <style:style style:name="P5" style:family="paragraph" style:parent-style-name="Standard">
      <style:text-properties fo:color="#434343" style:font-name="Courier New" fo:font-style="italic" style:font-name-asian="Courier New1" style:font-style-asian="italic" style:font-name-complex="Courier New1"/>
    </style:style>
    <style:style style:name="P6" style:family="paragraph" style:parent-style-name="Standard">
      <style:paragraph-properties fo:text-align="center" style:justify-single-word="false"/>
    </style:style>
    <style:style style:name="P7" style:family="paragraph" style:parent-style-name="Standard">
      <style:paragraph-properties fo:text-align="end" style:justify-single-word="false"/>
    </style:style>
    <style:style style:name="P8" style:family="paragraph" style:parent-style-name="Standard">
      <style:text-properties fo:color="#38761d"/>
    </style:style>
    <style:style style:name="P9" style:family="paragraph" style:parent-style-name="Standard">
      <style:text-properties fo:color="#38761d" style:font-name="Courier New" style:font-name-asian="Courier New1" style:font-name-complex="Courier New1"/>
    </style:style>
    <style:style style:name="P10" style:family="paragraph" style:parent-style-name="Standard">
      <style:text-properties fo:color="#38761d" style:font-name="Courier New" fo:font-weight="bold" style:font-name-asian="Courier New1" style:font-weight-asian="bold" style:font-name-complex="Courier New1"/>
    </style:style>
    <style:style style:name="P11" style:family="paragraph" style:parent-style-name="Standard">
      <style:text-properties fo:color="#38761d" fo:font-size="12pt" style:font-size-asian="12pt" style:font-size-complex="12pt"/>
    </style:style>
    <style:style style:name="P12" style:family="paragraph" style:parent-style-name="Standard">
      <style:text-properties fo:color="#666666" style:font-name="Courier New" style:font-name-asian="Courier New1" style:font-name-complex="Courier New1"/>
    </style:style>
    <style:style style:name="P13" style:family="paragraph" style:parent-style-name="Standard">
      <style:text-properties fo:color="#666666" style:font-name="Courier New" fo:font-style="italic" style:font-name-asian="Courier New1" style:font-style-asian="italic" style:font-name-complex="Courier New1"/>
    </style:style>
    <style:style style:name="P14" style:family="paragraph" style:parent-style-name="Standard">
      <style:text-properties fo:color="#666666" style:font-name="Courier New" fo:font-weight="bold" style:font-name-asian="Courier New1" style:font-weight-asian="bold" style:font-name-complex="Courier New1"/>
    </style:style>
    <style:style style:name="P15" style:family="paragraph" style:parent-style-name="Standard">
      <style:text-properties fo:color="#666666" style:font-name="Courier New" fo:font-size="10pt" fo:font-weight="bold" style:font-name-asian="Courier New1" style:font-size-asian="10pt" style:font-weight-asian="bold" style:font-name-complex="Courier New1" style:font-size-complex="10pt"/>
    </style:style>
    <style:style style:name="P16" style:family="paragraph" style:parent-style-name="Standard">
      <style:text-properties fo:color="#666666"/>
    </style:style>
    <style:style style:name="P17" style:family="paragraph" style:parent-style-name="Standard">
      <style:text-properties fo:color="#666666" fo:font-style="italic" style:font-style-asian="italic"/>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20"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21"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22" style:family="paragraph" style:parent-style-name="Standard">
      <style:paragraph-properties fo:margin-left="0in" fo:margin-right="0in" fo:text-indent="0.5in" style:auto-text-indent="false"/>
    </style:style>
    <style:style style:name="P23" style:family="paragraph" style:parent-style-name="Standard">
      <style:paragraph-properties fo:margin-left="0in" fo:margin-right="0in" fo:text-indent="0.5in" style:auto-text-indent="false"/>
      <style:text-properties fo:color="#434343" style:font-name="Courier New" style:font-name-asian="Courier New1" style:font-name-complex="Courier New1"/>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26" style:family="paragraph" style:parent-style-name="Standard">
      <style:paragraph-properties fo:margin-left="0in" fo:margin-right="0in" fo:text-indent="0in" style:auto-text-indent="false"/>
      <style:text-properties fo:color="#666666" style:font-name="Courier New" style:font-name-asian="Courier New1" style:font-name-complex="Courier New1"/>
    </style:style>
    <style:style style:name="P27" style:family="paragraph" style:parent-style-name="Standard">
      <style:paragraph-properties fo:margin-left="1in" fo:margin-right="0in" fo:text-indent="0in" style:auto-text-indent="false"/>
    </style:style>
    <style:style style:name="P28" style:family="paragraph" style:parent-style-name="Standard">
      <style:paragraph-properties fo:margin-left="0.5in" fo:margin-right="0in" fo:text-indent="0.5in" style:auto-text-indent="false"/>
    </style:style>
    <style:style style:name="P29" style:family="paragraph" style:parent-style-name="Standard">
      <style:paragraph-properties fo:margin-left="1in" fo:margin-right="0in" fo:text-indent="0.5in" style:auto-text-indent="false"/>
    </style:style>
    <style:style style:name="P30" style:family="paragraph" style:parent-style-name="Standard">
      <style:paragraph-properties fo:margin-left="2in" fo:margin-right="0in" fo:text-indent="0in" style:auto-text-indent="false"/>
    </style:style>
    <style:style style:name="P31" style:family="paragraph" style:parent-style-name="Standard" style:master-page-name="Standard">
      <style:paragraph-properties style:page-number="1"/>
    </style:style>
    <style:style style:name="T1"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2" style:family="text">
      <style:text-properties fo:color="#1155cc" style:font-name="Courier New" style:text-underline-style="solid" style:text-underline-width="auto" style:text-underline-color="font-color" style:font-name-asian="Courier New1" style:font-name-complex="Courier New1"/>
    </style:style>
    <style:style style:name="T3" style:family="text">
      <style:text-properties fo:color="#434343" style:font-name="Courier New" fo:font-size="10pt" style:font-name-asian="Courier New1" style:font-size-asian="10pt" style:font-name-complex="Courier New1" style:font-size-complex="10pt"/>
    </style:style>
    <style:style style:name="T4" style:family="text">
      <style:text-properties fo:color="#434343" style:font-name="Courier New" fo:font-size="13pt" fo:font-weight="bold" style:font-name-asian="Courier New1" style:font-size-asian="13pt" style:font-weight-asian="bold" style:font-name-complex="Courier New1" style:font-size-complex="13pt"/>
    </style:style>
    <style:style style:name="T5" style:family="text">
      <style:text-properties fo:color="#434343" style:font-name="Courier New" fo:font-size="13pt" style:font-name-asian="Courier New1" style:font-size-asian="13pt" style:font-name-complex="Courier New1" style:font-size-complex="13pt"/>
    </style:style>
    <style:style style:name="T6" style:family="text">
      <style:text-properties fo:color="#434343" style:font-name="Courier New" fo:font-weight="bold" style:font-name-asian="Courier New1" style:font-weight-asian="bold" style:font-name-complex="Courier New1"/>
    </style:style>
    <style:style style:name="T7" style:family="text">
      <style:text-properties fo:color="#434343" style:font-name="Courier New" style:font-name-asian="Courier New1" style:font-name-complex="Courier New1"/>
    </style:style>
    <style:style style:name="T8" style:family="text">
      <style:text-properties fo:color="#434343" style:font-name="Courier New" fo:font-style="italic" style:font-name-asian="Courier New1" style:font-style-asian="italic" style:font-name-complex="Courier New1"/>
    </style:style>
    <style:style style:name="T9"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10" style:family="text">
      <style:text-properties fo:color="#434343" style:font-name="Courier New" style:text-underline-style="solid" style:text-underline-width="auto" style:text-underline-color="font-color" style:font-name-asian="Courier New1" style:font-name-complex="Courier New1"/>
    </style:style>
    <style:style style:name="T11" style:family="text">
      <style:text-properties fo:color="#434343" style:font-name="Courier New" fo:font-size="16pt" fo:font-weight="bold" style:font-name-asian="Courier New1" style:font-size-asian="16pt" style:font-weight-asian="bold" style:font-name-complex="Courier New1" style:font-size-complex="16pt"/>
    </style:style>
    <style:style style:name="T12" style:family="text">
      <style:text-properties fo:color="#434343" style:text-underline-style="solid" style:text-underline-width="auto" style:text-underline-color="font-color" fo:font-weight="bold" style:font-weight-asian="bold"/>
    </style:style>
    <style:style style:name="T13" style:family="text">
      <style:text-properties fo:color="#434343" fo:font-weight="bold" style:font-weight-asian="bold"/>
    </style:style>
    <style:style style:name="T14" style:family="text">
      <style:text-properties fo:font-size="13pt" fo:font-weight="bold" style:font-size-asian="13pt" style:font-weight-asian="bold" style:font-size-complex="13pt"/>
    </style:style>
    <style:style style:name="T15" style:family="text">
      <style:text-properties fo:font-weight="bold" style:font-weight-asian="bold"/>
    </style:style>
    <style:style style:name="T16" style:family="text">
      <style:text-properties fo:color="#38761d" fo:font-weight="bold" style:font-weight-asian="bold"/>
    </style:style>
    <style:style style:name="T17" style:family="text">
      <style:text-properties fo:color="#38761d"/>
    </style:style>
    <style:style style:name="T18" style:family="text">
      <style:text-properties fo:color="#38761d" style:font-name="Courier New" fo:font-size="13pt" style:font-name-asian="Courier New1" style:font-size-asian="13pt" style:font-name-complex="Courier New1" style:font-size-complex="13pt"/>
    </style:style>
    <style:style style:name="T19" style:family="text">
      <style:text-properties fo:color="#38761d" style:font-name="Courier New" fo:font-size="13pt" fo:font-weight="bold" style:font-name-asian="Courier New1" style:font-size-asian="13pt" style:font-weight-asian="bold" style:font-name-complex="Courier New1" style:font-size-complex="13pt"/>
    </style:style>
    <style:style style:name="T20" style:family="text">
      <style:text-properties fo:color="#38761d" style:font-name="Courier New" style:font-name-asian="Courier New1" style:font-name-complex="Courier New1"/>
    </style:style>
    <style:style style:name="T21" style:family="text">
      <style:text-properties fo:color="#38761d" style:font-name="Courier New" fo:font-size="14pt" style:font-name-asian="Courier New1" style:font-size-asian="14pt" style:font-name-complex="Courier New1" style:font-size-complex="14pt"/>
    </style:style>
    <style:style style:name="T22" style:family="text">
      <style:text-properties fo:color="#38761d" style:font-name="Courier New" fo:font-size="14pt" fo:font-weight="bold" style:font-name-asian="Courier New1" style:font-size-asian="14pt" style:font-weight-asian="bold" style:font-name-complex="Courier New1" style:font-size-complex="14pt"/>
    </style:style>
    <style:style style:name="T23" style:family="text">
      <style:text-properties fo:color="#38761d" style:font-name="Courier New" fo:font-weight="bold" style:font-name-asian="Courier New1" style:font-weight-asian="bold" style:font-name-complex="Courier New1"/>
    </style:style>
    <style:style style:name="T24" style:family="text">
      <style:text-properties fo:color="#38761d" fo:font-size="13pt" style:font-size-asian="13pt" style:font-size-complex="13pt"/>
    </style:style>
    <style:style style:name="T25" style:family="text">
      <style:text-properties fo:color="#38761d" fo:font-size="14pt" style:font-size-asian="14pt" style:font-size-complex="14pt"/>
    </style:style>
    <style:style style:name="T26" style:family="text">
      <style:text-properties fo:color="#38761d" fo:font-size="14pt" fo:font-weight="bold" style:font-size-asian="14pt" style:font-weight-asian="bold" style:font-size-complex="14pt"/>
    </style:style>
    <style:style style:name="T27" style:family="text">
      <style:text-properties fo:color="#38761d" fo:font-size="12pt" style:font-size-asian="12pt" style:font-size-complex="12pt"/>
    </style:style>
    <style:style style:name="T28" style:family="text">
      <style:text-properties fo:font-style="italic" style:font-style-asian="italic"/>
    </style:style>
    <style:style style:name="T29" style:family="text">
      <style:text-properties style:text-underline-style="solid" style:text-underline-width="auto" style:text-underline-color="font-color" fo:font-weight="bold" style:font-weight-asian="bold"/>
    </style:style>
    <style:style style:name="T30" style:family="text">
      <style:text-properties fo:font-size="12pt" style:font-size-asian="12pt" style:font-size-complex="12pt"/>
    </style:style>
    <style:style style:name="T31" style:family="text">
      <style:text-properties fo:font-size="9pt" style:font-size-asian="9pt" style:font-size-complex="9pt"/>
    </style:style>
    <style:style style:name="T32" style:family="text">
      <style:text-properties style:font-name="Courier New" style:font-name-asian="Courier New1" style:font-name-complex="Courier New1"/>
    </style:style>
    <style:style style:name="T33" style:family="text">
      <style:text-properties fo:color="#741b47" style:font-name="Courier New" style:font-name-asian="Courier New1" style:font-name-complex="Courier New1"/>
    </style:style>
    <style:style style:name="T34" style:family="text">
      <style:text-properties fo:color="#666666" style:font-name="Courier New" style:font-name-asian="Courier New1" style:font-name-complex="Courier New1"/>
    </style:style>
    <style:style style:name="T35" style:family="text">
      <style:text-properties fo:color="#666666" style:font-name="Courier New" style:text-underline-style="solid" style:text-underline-width="auto" style:text-underline-color="font-color" style:font-name-asian="Courier New1" style:font-name-complex="Courier New1"/>
    </style:style>
    <style:style style:name="T36" style:family="text">
      <style:text-properties fo:color="#666666" style:font-name="Courier New" style:text-underline-style="solid" style:text-underline-width="auto" style:text-underline-color="font-color" fo:font-weight="bold" style:font-name-asian="Courier New1" style:font-weight-asian="bold" style:font-name-complex="Courier New1"/>
    </style:style>
    <style:style style:name="T37" style:family="text">
      <style:text-properties fo:color="#666666" style:font-name="Courier New" fo:font-weight="bold" style:font-name-asian="Courier New1" style:font-weight-asian="bold" style:font-name-complex="Courier New1"/>
    </style:style>
    <style:style style:name="T38" style:family="text">
      <style:text-properties fo:color="#666666" style:font-name="Courier New" fo:font-style="italic" fo:font-weight="bold" style:font-name-asian="Courier New1" style:font-style-asian="italic" style:font-weight-asian="bold" style:font-name-complex="Courier New1"/>
    </style:style>
    <style:style style:name="T39" style:family="text">
      <style:text-properties fo:color="#666666" style:font-name="Courier New" fo:font-style="italic" style:font-name-asian="Courier New1" style:font-style-asian="italic" style:font-name-complex="Courier New1"/>
    </style:style>
    <style:style style:name="T40" style:family="text">
      <style:text-properties fo:color="#666666" style:font-name="Courier New" fo:font-size="9pt" fo:font-weight="bold" style:font-name-asian="Courier New1" style:font-size-asian="9pt" style:font-weight-asian="bold" style:font-name-complex="Courier New1" style:font-size-complex="9pt"/>
    </style:style>
    <style:style style:name="T41" style:family="text">
      <style:text-properties fo:color="#666666" style:font-name="Courier New" fo:font-size="9pt" style:font-name-asian="Courier New1" style:font-size-asian="9pt" style:font-name-complex="Courier New1" style:font-size-complex="9pt"/>
    </style:style>
    <style:style style:name="T42" style:family="text">
      <style:text-properties fo:color="#666666" style:font-name="Courier New" fo:font-size="10pt" fo:font-weight="bold" style:font-name-asian="Courier New1" style:font-size-asian="10pt" style:font-weight-asian="bold" style:font-name-complex="Courier New1" style:font-size-complex="10pt"/>
    </style:style>
    <style:style style:name="T43" style:family="text">
      <style:text-properties fo:color="#666666"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44" style:family="text">
      <style:text-properties fo:color="#666666" style:font-name="Courier New" fo:font-size="10pt" style:font-name-asian="Courier New1" style:font-size-asian="10pt" style:font-name-complex="Courier New1" style:font-size-complex="10pt"/>
    </style:style>
    <style:style style:name="T45" style:family="text">
      <style:text-properties fo:color="#666666" style:font-name="Courier New" fo:font-size="13pt" fo:font-weight="bold" style:font-name-asian="Courier New1" style:font-size-asian="13pt" style:font-weight-asian="bold" style:font-name-complex="Courier New1" style:font-size-complex="13pt"/>
    </style:style>
    <style:style style:name="T46" style:family="text">
      <style:text-properties fo:color="#666666" style:font-name="Courier New" fo:font-size="13pt" style:font-name-asian="Courier New1" style:font-size-asian="13pt" style:font-name-complex="Courier New1" style:font-size-complex="13pt"/>
    </style:style>
    <style:style style:name="T47" style:family="text">
      <style:text-properties fo:color="#666666" style:font-name="Courier New" fo:font-size="14pt" fo:font-weight="bold" style:font-name-asian="Courier New1" style:font-size-asian="14pt" style:font-weight-asian="bold" style:font-name-complex="Courier New1" style:font-size-complex="14pt"/>
    </style:style>
    <style:style style:name="T48" style:family="text">
      <style:text-properties fo:color="#00ff00" style:font-name="Courier New" style:font-name-asian="Courier New1"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a xlink:type="simple" xlink:href="https://medium.com/@GeoffreyGordonAshbrook/overview-of-a-definition-behavior-studies-mnemonic-d496b36e6bd5" text:style-name="ListLabel_20_1" text:visited-style-name="ListLabel_20_1"><text:span text:style-name="T1">https://medium.com/@GeoffreyGordonAshbrook/overview-of-a-definition-behavior-studies-mnemonic-d496b36e6bd5</text:span></text:a></text:p>
      <text:p text:style-name="P1"/>
      <text:p text:style-name="Standard"><text:span text:style-name="T3"><text:tab/><text:tab/>4.2.10 Definitions and Ethics: Overview of A Definition </text:span></text:p>
      <text:p text:style-name="Standard"><text:span text:style-name="T3"><text:s text:c="20"/>Behavior Studies Mnemonic</text:span></text:p>
      <text:p text:style-name="P2"/>
      <text:p text:style-name="P6"><text:span text:style-name="T4">Overview of A Definition Behavior Studies Mnemonic</text:span></text:p>
      <text:p text:style-name="P6"><text:span text:style-name="T14">Essay-Instructional Overview</text:span></text:p>
      <text:p text:style-name="P7"><text:span text:style-name="T4"><text:s/></text:span>updated – 2024.09.23</text:p>
      <text:p text:style-name="P7"/>
      <text:p text:style-name="P3"/>
      <text:p text:style-name="Standard"><text:span text:style-name="T6">Definition Behavior Studies</text:span><text:span text:style-name="T7"> is an interdisciplinary area of study, part Computer Science, statistical process analysis, hypothesis testing, Data Science, religious studies, ethics and mindfulness, and AI.</text:span></text:p>
      <text:p text:style-name="P4"/>
      <text:p text:style-name="Standard"><text:span text:style-name="T8">System and definition behavior studies is the field of study pertaining to the behavior of definitions, in particular collapse behaviors in a context of general system collapse. </text:span></text:p>
      <text:p text:style-name="P4"/>
      <text:p text:style-name="Standard"><text:span text:style-name="T7">This is an inquiry based approach where we learn by asking questions and where we ask the difficult questions. </text:span></text:p>
      <text:p text:style-name="Standard"><text:span text:style-name="T7">What is the agenda?</text:span></text:p>
      <text:p text:style-name="Standard"><text:span text:style-name="T7">What are the goals and modus operandi? </text:span></text:p>
      <text:p text:style-name="Standard"><text:span text:style-name="T7">What is the goals-means-method statement (in a project-context, with project-participants)?</text:span></text:p>
      <text:p text:style-name="Standard"/>
      <text:p text:style-name="Standard">1. Principles &amp; Concepts</text:p>
      <text:p text:style-name="Standard"><text:soft-page-break/>2. Implementation in Projects</text:p>
      <text:p text:style-name="Standard">### Six items for the use-case/context for Uma: </text:p>
      <text:p text:style-name="Standard">- Aligned </text:p>
      <text:p text:style-name="Standard">- Hygienic </text:p>
      <text:p text:style-name="Standard">- Coordinated/Collaborative </text:p>
      <text:p text:style-name="Standard">- Data-STEM </text:p>
      <text:p text:style-name="Standard">- Productive </text:p>
      <text:p text:style-name="Standard">- Projects</text:p>
      <text:p text:style-name="Standard"/>
      <text:p text:style-name="Standard">Many activities do not include these characteristics. That is fine. If a project does, Uma should be useful. <text:s/></text:p>
      <text:p text:style-name="Standard"/>
      <text:p text:style-name="Standard"># Best Practice</text:p>
      <text:p text:style-name="Standard">## Definition Behavior &amp; System Collapse</text:p>
      <text:p text:style-name="Standard">## Tools for Project Management (non-collapsing projects)</text:p>
      <text:p text:style-name="Standard">- Alignments</text:p>
      <text:p text:style-name="Standard">- Scope</text:p>
      <text:p text:style-name="Standard">- Tasks</text:p>
      <text:p text:style-name="Standard">- Needs &amp; Goals Definitions (not process reification illusion or goal reification illusion)</text:p>
      <text:p text:style-name="Standard">- Externalization</text:p>
      <text:p text:style-name="Standard"/>
      <text:p text:style-name="Standard"/>
      <text:p text:style-name="Standard"><text:soft-page-break/></text:p>
      <text:p text:style-name="Standard"><text:span text:style-name="T15">Non-Automatic-Learning, Active-Learning, Project-Based Learning:</text:span></text:p>
      <text:p text:style-name="Standard">'The person who does the articulation does the learning; passive observers do not learn: 'Direct instruction' is backwards."</text:p>
      <text:p text:style-name="Standard"/>
      <text:p text:style-name="Standard"><text:span text:style-name="T15">Intertwined: not separate, not sequential</text:span></text:p>
      <text:p text:style-name="Standard">1. Articulation and Expression: verbal, written, diagrams, pictorial-visual, etc. (also see input output measures): any </text:p>
      <text:p text:style-name="Standard">communication signal production. (any of myriad categories of signals)</text:p>
      <text:p text:style-name="Standard"/>
      <text:p text:style-name="Standard">2. Learning and improving skills, ability, fitness</text:p>
      <text:p text:style-name="Standard"/>
      <text:p text:style-name="Standard">3. Perception</text:p>
      <text:p text:style-name="Standard"/>
      <text:p text:style-name="Standard">4. Formation of thoughts, decisions, conclusions, plans, etc. (conspicuous proxy)</text:p>
      <text:p text:style-name="Standard"/>
      <text:p text:style-name="Standard">All are entwined with articulation; without articulation, the others are sub-optimal.</text:p>
      <text:p text:style-name="Standard"/>
      <text:p text:style-name="Standard">Chemistry-Analogy for non-automatic equilibrium and a topology of equilibria in systems, in this case: collaboration, project-management, productivity, and coordinated decisions. </text:p>
      <text:p text:style-name="Standard"/>
      <text:p text:style-name="Standard"><text:span text:style-name="T16">Warmup Brainstorm 1: concepts of improvement</text:span></text:p>
      <text:p text:style-name="Standard"><text:span text:style-name="T17">- naive positivism</text:span></text:p>
      <text:p text:style-name="Standard"><text:span text:style-name="T17">- equilibria</text:span></text:p>
      <text:p text:style-name="Standard"><text:soft-page-break/><text:span text:style-name="T17">- system collapse</text:span></text:p>
      <text:p text:style-name="Standard"><text:span text:style-name="T17">- positive and negative definition</text:span></text:p>
      <text:p text:style-name="Standard"><text:span text:style-name="T17">- cycles longevity, sequence</text:span></text:p>
      <text:p text:style-name="P8"/>
      <text:p text:style-name="Standard"><text:span text:style-name="T18">Active-Learning Project</text:span><text:span text:style-name="T24">/</text:span><text:span text:style-name="T25">Activity</text:span><text:span text:style-name="T18"> 1 </text:span></text:p>
      <text:p text:style-name="Standard"><text:span text:style-name="T20">What is your agenda?</text:span></text:p>
      <text:p text:style-name="P9"/>
      <text:p text:style-name="Standard"><text:span text:style-name="T21">Active-Learning </text:span><text:span text:style-name="T24">Project/</text:span><text:span text:style-name="T25">Activity</text:span><text:span text:style-name="T21"> 2</text:span></text:p>
      <text:p text:style-name="Standard"><text:span text:style-name="T20">What are other agendas around studying definition behaviors?</text:span></text:p>
      <text:p text:style-name="Standard"><text:span text:style-name="T20">- instructor's/text's agenda</text:span></text:p>
      <text:p text:style-name="Standard"><text:span text:style-name="T20">- peer's agendas</text:span></text:p>
      <text:p text:style-name="Standard"><text:span text:style-name="T20">- organization's, institution's, culture's agendas</text:span></text:p>
      <text:p text:style-name="Standard"><text:span text:style-name="T17">- open and transparent agendas</text:span></text:p>
      <text:p text:style-name="Standard"><text:span text:style-name="T17">- conscious agendas</text:span></text:p>
      <text:p text:style-name="Standard"><text:span text:style-name="T17">- historical agendas, future agendas, present agendas</text:span></text:p>
      <text:p text:style-name="Standard"><text:span text:style-name="T17">- misprision and agendas ('to guide')</text:span></text:p>
      <text:p text:style-name="Standard"><text:span text:style-name="T17">- improvement and collapse of agendas</text:span></text:p>
      <text:p text:style-name="Standard"><text:span text:style-name="T17">- J.M.Keynes on [misunderstanding one's own] Agendas</text:span></text:p>
      <text:p text:style-name="Standard"><text:span text:style-name="T17">- other categories you can add</text:span></text:p>
      <text:p text:style-name="P8"/>
      <text:p text:style-name="P8"/>
      <text:p text:style-name="Standard"><text:soft-page-break/><text:span text:style-name="T25">Active-Learning </text:span><text:span text:style-name="T24">Project/</text:span><text:span text:style-name="T25">Activity 3:</text:span></text:p>
      <text:p text:style-name="Standard"><text:span text:style-name="T17">(Similar to doing your own Needs &amp; Goals Evaluation)</text:span></text:p>
      <text:p text:style-name="Standard"><text:span text:style-name="T17">1. For each item in the checklist, record the following data:</text:span></text:p>
      <text:p text:style-name="Standard"><text:span text:style-name="T17">- You have experience with this</text:span></text:p>
      <text:p text:style-name="Standard"><text:span text:style-name="T17">- You did have experience with this</text:span></text:p>
      <text:p text:style-name="Standard"><text:span text:style-name="T17">- Want to have experience with this</text:span></text:p>
      <text:p text:style-name="Standard"><text:span text:style-name="T17">- Planning to have experience with this</text:span></text:p>
      <text:p text:style-name="Standard"><text:span text:style-name="T17">- Agree with this</text:span></text:p>
      <text:p text:style-name="Standard"><text:span text:style-name="T17">- Disagree with this</text:span></text:p>
      <text:p text:style-name="Standard"><text:span text:style-name="T17">- is it well defined enough</text:span></text:p>
      <text:p text:style-name="Standard"><text:span text:style-name="T17">- Questions about this</text:span></text:p>
      <text:p text:style-name="Standard"><text:span text:style-name="T17">- Suggestions for this</text:span></text:p>
      <text:p text:style-name="P8"/>
      <text:p text:style-name="Standard"><text:span text:style-name="T17">2. Speculate on the proxy for: "3. Formation of thoughts, decisions, conclusions, plans, etc. (proxy)" What are advantages and disadvantages of loosely lumping together these largely undefined category-concepts?</text:span></text:p>
      <text:p text:style-name="P4"/>
      <text:p text:style-name="Standard"><text:span text:style-name="T7">(I will try to have an open-a</text:span>genda here and lay out what (at least I think) my agenda is. <text:span text:style-name="T8">The following open-agenda </text:span><text:span text:style-name="T28">happens to fit right in with, and</text:span><text:span text:style-name="T8"> can be a template for, the part o</text:span><text:span text:style-name="T28">f the workflow-process of a project where you draw up, and coordinate decisions about, a </text:span><text:span text:style-name="T8">group-agreed-upon-goal-means-methods-statement, a preliminary checklist </text:span><text:span text:style-name="T28">that can guide discussion of</text:span><text:span text:style-name="T8"> what people agree to for a project.)</text:span></text:p>
      <text:p text:style-name="P4"/>
      <text:p text:style-name="Standard"><text:span text:style-name="T4">Goals (Agenda): </text:span><text:span text:style-name="T5">goals-means-method statement / "we-can" statements:</text:span></text:p>
      <text:p text:style-name="Standard"><text:span text:style-name="T7">We can succeed. </text:span></text:p>
      <text:p text:style-name="Standard"><text:span text:style-name="T7">We can make things work. </text:span></text:p>
      <text:p text:style-name="Standard"><text:span text:style-name="T7">We can understand what is wrong.</text:span></text:p>
      <text:p text:style-name="Standard"><text:soft-page-break/><text:span text:style-name="T7">We can fix what is broken. </text:span></text:p>
      <text:p text:style-name="Standard"><text:span text:style-name="T7">We can use not-automatically-learned skills &amp; <text:s/>not-automatically-transferred skills.</text:span></text:p>
      <text:p text:style-name="Standard"><text:span text:style-name="T7">We can use </text:span><text:span text:style-name="T6">STEM</text:span><text:span text:style-name="T7"> to connect signals and reality.</text:span></text:p>
      <text:p text:style-name="Standard"><text:span text:style-name="T7">We can connect </text:span><text:span text:style-name="T6">STEM</text:span><text:span text:style-name="T7">, project-management, and ethics.</text:span></text:p>
      <text:p text:style-name="Standard"><text:span text:style-name="T7">We can use </text:span><text:span text:style-name="T6">intersecting-interlocking-interconnecting areas</text:span><text:span text:style-name="T7">.</text:span></text:p>
      <text:p text:style-name="Standard"><text:span text:style-name="T7">We can learn, coordinate, and solve problems.</text:span></text:p>
      <text:p text:style-name="Standard"><text:span text:style-name="T7">We can manage types of, and terms for, </text:span><text:span text:style-name="T6">generalization</text:span><text:span text:style-name="T7">.</text:span></text:p>
      <text:p text:style-name="Standard"><text:span text:style-name="T7">We can use "</text:span><text:span text:style-name="T6">low-bar enlightenment.</text:span><text:span text:style-name="T7">"</text:span></text:p>
      <text:p text:style-name="Standard"><text:span text:style-name="T7">We can </text:span><text:span text:style-name="T6">extend</text:span><text:span text:style-name="T7"> into or maintain a full range of motion, not only contraction(reducing/narrowing).</text:span></text:p>
      <text:p text:style-name="Standard"><text:span text:style-name="T7">We can </text:span><text:span text:style-name="T6">participate</text:span><text:span text:style-name="T7"> to complete </text:span><text:span text:style-name="T6">projects</text:span><text:span text:style-name="T7">.</text:span></text:p>
      <text:p text:style-name="Standard"><text:span text:style-name="T7">We can learn from and correct the mistakes of the past.</text:span></text:p>
      <text:p text:style-name="Standard"><text:span text:style-name="T7">We can use and understand the effects of perception and abstraction.</text:span></text:p>
      <text:p text:style-name="Standard"><text:span text:style-name="T7">We can make and use tools and resources.</text:span></text:p>
      <text:p text:style-name="Standard"><text:span text:style-name="T7">We can use feedback, testability, measurability, &amp; definability.</text:span></text:p>
      <text:p text:style-name="Standard"><text:span text:style-name="T7">We can use patterns, protocols, and processes for and with skills, abilities, and learning. </text:span></text:p>
      <text:p text:style-name="Standard"><text:span text:style-name="T7">We can communicate.</text:span></text:p>
      <text:p text:style-name="Standard"><text:span text:style-name="T7">We can make progress.</text:span></text:p>
      <text:p text:style-name="P4"/>
      <text:p text:style-name="P4"/>
      <text:p text:style-name="Standard"><text:span text:style-name="T6">We can generalize; We can distinguish between, and use, types of (and terms for) generalization. </text:span></text:p>
      <text:p text:style-name="Standard"><text:span text:style-name="T7">We can </text:span><text:span text:style-name="T6">generalize</text:span><text:span text:style-name="T7"> STEM.</text:span></text:p>
      <text:p text:style-name="Standard"><text:soft-page-break/><text:span text:style-name="T7">We can </text:span><text:span text:style-name="T6">generalize</text:span><text:span text:style-name="T7"> participation.</text:span></text:p>
      <text:p text:style-name="Standard"><text:span text:style-name="T7">We can </text:span><text:span text:style-name="T6">generalize</text:span><text:span text:style-name="T7"> projects (project-context).</text:span></text:p>
      <text:p text:style-name="Standard"><text:span text:style-name="T7">We can </text:span><text:span text:style-name="T6">generalize</text:span><text:span text:style-name="T7"> decision-coordination (voting etc).</text:span></text:p>
      <text:p text:style-name="Standard"><text:span text:style-name="T7">We can generalize</text:span><text:span text:style-name="T6"> indirectly defined </text:span><text:span text:style-name="T7">Value-Function-&amp;-Meaning (non-collapse).</text:span></text:p>
      <text:p text:style-name="Standard"><text:span text:style-name="T7">We can </text:span><text:span text:style-name="T6">generalize</text:span><text:span text:style-name="T7"> object-relationship-spaces. </text:span></text:p>
      <text:p text:style-name="Standard"><text:span text:style-name="T7">We can </text:span><text:span text:style-name="T6">generalize</text:span><text:span text:style-name="T7"> categories of types of systems.</text:span></text:p>
      <text:p text:style-name="Standard"><text:span text:style-name="T7">We can </text:span><text:span text:style-name="T6">generalize</text:span><text:span text:style-name="T7"> system-fitness and system-epidemiology.</text:span></text:p>
      <text:p text:style-name="Standard"><text:span text:style-name="T7">We can </text:span><text:span text:style-name="T6">generalize</text:span><text:span text:style-name="T7"> data-hygiene, system hygiene.</text:span></text:p>
      <text:p text:style-name="Standard"><text:span text:style-name="T7">We can </text:span><text:span text:style-name="T6">generalize</text:span><text:span text:style-name="T7"> system collapse.</text:span></text:p>
      <text:p text:style-name="Standard"><text:span text:style-name="T7">We can </text:span><text:span text:style-name="T6">generalize</text:span><text:span text:style-name="T7"> system defense, system health, system-immune-systems, information-immune-systems, system information-epidemiology, and system-and-definition-membranes.</text:span></text:p>
      <text:p text:style-name="Standard"><text:span text:style-name="T7">We can </text:span><text:span text:style-name="T6">generalize</text:span><text:span text:style-name="T7"> disinformation vs. definition-clarification.</text:span></text:p>
      <text:p text:style-name="Standard"><text:span text:style-name="T7">We can </text:span><text:span text:style-name="T6">generalize</text:span><text:span text:style-name="T7"> Signal-Data Processing and/vs. Instruction Management.</text:span></text:p>
      <text:p text:style-name="Standard"><text:span text:style-name="T7">We can </text:span><text:span text:style-name="T6">generalize </text:span><text:span text:style-name="T7">System-Externalization, task/step derivation/integration, and task/process-modularity.</text:span></text:p>
      <text:p text:style-name="Standard">? We can <text:span text:style-name="T15">generalize</text:span> System-State management and schedules.</text:p>
      <text:p text:style-name="Standard">? We can <text:span text:style-name="T15">generalize</text:span> context.</text:p>
      <text:p text:style-name="P12"/>
      <text:p text:style-name="Standard"><text:span text:style-name="T6">We Can Use "Low-Bar Enlightenment":</text:span></text:p>
      <text:p text:style-name="Standard"><text:span text:style-name="T8"><text:tab/>(Summary)</text:span></text:p>
      <text:p text:style-name="P18"><text:span text:style-name="T7">We can use the idea of 'being trapped in potentially endless cycles of ~"rebirth" due to ~"ignorance" ' as a metaphor/analogy/simile/paradigmatic-model/example for repeated project-failures, where a lack of perception / understanding of the causes of project-failure is involved in self-perpetuating feedback cycles leading to such repeating failures (with invisible or misunderstood causes): </text:span></text:p>
      <text:p text:style-name="P18"><text:span text:style-name="T7">The goal is ending cycles of being endlessly-'reborn' into mismanaged-projects that unnecessarily-fail in the same correctable, but uncorrected, ways over and over again.</text:span></text:p>
      <text:p text:style-name="P18"><text:span text:style-name="T7">We can learn to perceive invisible (or previously unperceived and / or not-automatically-perceived) causes of failure and collapse ((definable, measurable, testable, falsifiable) project, system, definition failure and collapse), where this failure and collapse (this system-state of failure-collapse) can be the default state(s)/equilibrium(ia) that systems move and iterate towards.</text:span></text:p>
      <text:p text:style-name="P18"><text:soft-page-break/><text:span text:style-name="T7">We can stop these cycles of failure by using information/data, perception, and learning.</text:span></text:p>
      <text:p text:style-name="P23"/>
      <text:p text:style-name="P25"/>
      <text:p text:style-name="P22"><text:span text:style-name="T6">Low-Bar Enlightenment </text:span><text:span text:style-name="T7">(elements of)</text:span><text:span text:style-name="T6">:</text:span></text:p>
      <text:p text:style-name="P18"><text:span text:style-name="T7">1. The perception/understanding that repeating cycles of failed actions and projects can result from errors in perception and planning (a proverbial 'wheel of samsara').</text:span></text:p>
      <text:p text:style-name="P18"><text:span text:style-name="T7">2. The perception/understanding that indefinately-repeating cycles-of-failed actions and projects can exist </text:span><text:span text:style-name="T9">without</text:span><text:span text:style-name="T7"> inevitable-automatic-learning arising from raw feedback of experiential data about that failure. </text:span></text:p>
      <text:p text:style-name="P18"><text:span text:style-name="T7">I.e., learning (that is sufficient to prevent the problem in future) does </text:span><text:span text:style-name="T9">not</text:span><text:span text:style-name="T7"> automatically result from experiencing mistakes or overall-system-shocks, etc.</text:span></text:p>
      <text:p text:style-name="P18"><text:span text:style-name="T7">[Possibly related to ~'cultural/epiphenomena'-learning as an additional layer: <text:s/>Q: How are "internally"-invisible skills/abilities/patterns learned? A: "Externally"?]</text:span></text:p>
      <text:p text:style-name="P18"><text:span text:style-name="T7">3. The perception/understanding that perception/understanding can be fooled in principle and in practice.</text:span></text:p>
      <text:p text:style-name="P18"><text:span text:style-name="T7">4. The perception/understanding that learning-from-failures does </text:span><text:span text:style-name="T12">not</text:span><text:span text:style-name="T7"> happen automatically, and can indefinitely </text:span><text:span text:style-name="T12">not</text:span><text:span text:style-name="T7">-happen.</text:span></text:p>
      <text:p text:style-name="P18">5. The perception/understanding that learning-from-failures does <text:span text:style-name="T29">not</text:span><text:span text:style-name="T15"> </text:span>transfer automatically from one perceived-recognized-learned area to other areas, and can indefinitely not-transfer.</text:p>
      <text:p text:style-name="P18"><text:span text:style-name="T7">6. The perception/understanding that non-automatic-learning and invisible-problems are </text:span><text:span text:style-name="T9">not</text:span><text:span text:style-name="T7"> solved by 'system shocks,' the use of violence, or arbitrary low level (basal) system changes (also see basal-distal disjunctions).</text:span></text:p>
      <text:p text:style-name="P18"><text:span text:style-name="T7">7. The perception/understanding that models of causality can be wrong in principle and in practice.</text:span></text:p>
      <text:p text:style-name="P18"><text:span text:style-name="T7">8. The perception/understanding that plans/goals can be incorrectly defined (so that plans are not followed or follow-able as defined, and goals are not achieved or achievable as defined).</text:span></text:p>
      <text:p text:style-name="P18"><text:span text:style-name="T7">9. <text:s/>The perception/understanding that each participant's set of the shared definitions of the goals-and-structure-of-a-project can/will erode, weather, corrode, contract, deform and collapse (by default) unless properly configured and continually and actively maintained and repaired. There is no static definition/perception/understanding equilibrium: Staying connected to reality requires constant fitness-training, data-hygiene, and upkeep. </text:span></text:p>
      <text:p text:style-name="P18"><text:span text:style-name="T7">(Universality Question: specific biology[intelligence] vs. general[ai, etc]?)</text:span></text:p>
      <text:p text:style-name="P18"><text:span text:style-name="T7">10. <text:s/>The perception/understanding that there are different types of non-automatic learning.</text:span></text:p>
      <text:p text:style-name="P18"><text:span text:style-name="T7">11. <text:s/>The perception/understanding that low-bar-enlightenment-perception applies to and extends to all parts of and participants in a project (and connected-projects) including time, not just you (being) here now. (~system-empathy/~system-compassion)</text:span></text:p>
      <text:p text:style-name="P18"><text:span text:style-name="T7">12. Broad Accessibility: The perception/understanding that useful learning can occur without many other dependencies (and is therefore broadly, generally, accessible to participants).</text:span></text:p>
      <text:p text:style-name="P18"><text:span text:style-name="T7">13. That the relationship between data, perception, learning, decisions, actions, and coordination, is not always simple, linear, or automatic.</text:span></text:p>
      <text:p text:style-name="P25"/>
      <text:p text:style-name="P25"><text:soft-page-break/></text:p>
      <text:p text:style-name="P18"><text:span text:style-name="T6">Detail Notes</text:span></text:p>
      <text:p text:style-name="P18"><text:span text:style-name="T7">Note: This "low-bar enlightenment" approach is ('democratically') broadly accessible to participants requiring minutes to learn rather than myriad lifetimes, does not require all-around perfection of person-ness, is not without context or does not require (somehow) all contexts, is not a reification that combines other abilities and insights to explain and solve all problems in all universes, nor does it include or require all possible types of consciousness, cognition, intelligence, etc.; "Low-bar enlightenment" is one humble step toward navigating the problem-space of problems and systems. </text:span></text:p>
      <text:p text:style-name="P4"/>
      <text:p text:style-name="P18"><text:span text:style-name="T7">Note: There may be a limited way to generalize an understanding of perception-maintenance needs ( 'low bar enlightenment' ) to other participants in a way that is consistent with empathy-compassion. Extending an understanding of low bar enlightenment from only your own situation (perceptions, roles, projects, etc.) to being something that applies in a larger space (in which one participates with other participants) to all participants and all other parts of any and all projects (e.g. definitions, signals, perceptions, function-operations, participants, schedules, etc.)(including the effects and spread of system-failure between parts and between participants, between projects, etc.) is, if not sufficient for empathy-and-compassion in a broader or deeper sense, a consistent and concrete step to take towards acting with, or that is consistent-with acting-with, (action, behavior with) empathy-and-compassion, including an understanding of how empathy-compassion relates to STEM and interconnected-intersecting-interlocking areas.</text:span></text:p>
      <text:p text:style-name="P19"/>
      <text:p text:style-name="P18"><text:span text:style-name="T7">Note: 'Reality' (the meaning used here) is not a single, simple, uniform, static, homogeneous, linear, thing made of only one type of system assumed to fit into a single framework. (e.g. not naive realist positivist) </text:span></text:p>
      <text:p text:style-name="P19"/>
      <text:p text:style-name="P18"><text:span text:style-name="T7">Note: Low-bar enlightenment and or definition behavior studies may contradict the description or definition of anything information-related as being tautologically "anti-entropic." E.g. perhaps as a kind of higher-level-noise that ends up reducing signals in a system to the same predictable low-entropy noise. . [You might use the same overall case study of telephone messages traveling from an east coast to a west coast without being altered, degraded, collapsed, noise-ified, lost, etc. Note: Using a moving-water-bottles-logistics project example, the collapse of definitions need not refer to any fuzzy higher-order cultural concepts, with no need to wave arms about 'moot cultural meanings'; low level metric, spec and instruction signal integrity can be the focus. (Another possible analogy-overlap: social-engineering attacks used on purely automated systems.)]</text:span></text:p>
      <text:p text:style-name="P19"/>
      <text:p text:style-name="P18">Note 5: There are many different kinds of non-automatic learning, or many ways that outcomes can be 'invisible,' from elusive past-future connections and non-obvious casual connections, to literally invisible events like radiation, to non-automatic skills such as literacy, to specific biases in a particular system (optical illusions, super-signals etc), to unclear sets of correlations (some of which are incidental), to sometimes confusing system spaces such as indeterminacy(incompetence and malice perhaps) and exponential-elbows(fractal static sometimes and dynamic changing sometimes). And more overtly there is opposition to recognizing the basic concepts themselves: the existence of the phenomena of non-automatic learning, of failures or imperfections in perception, of the existence of basic parts of an agile project, of both the importance of project management and risk of bad planning, the long history of psychological and social barriers to specific and general STEM concepts (including connecting areas of STEM (including by STEM professionals)), etc., even the general issue of not being able to easily see your own biases (or assumptions and context, "fish in water", "If all you have is a hammer, everything looks like a nail.", "It is difficult to get a man to understand something, when his salary depends on his not understanding it.”― Upton Sinclair). Input-output measure may be a helpful tool.</text:p>
      <text:p text:style-name="Standard"/>
      <text:p text:style-name="P18">Note 6: There are many ways that perception data or process can be not-automatically-perceived and not-automatically-learned (and perhaps not easily externalized, communicated, and recorded). If a project is, however often and however visibly, failing in a way related to (or due entirely to) one of those not-perceived, not-learned, not communicated, areas, then that project may continue to fail in the same ways over and over indefinitely without with seeing how, learning how, or communicating about how, in the absence of any automatic process by which seeing, learning, or communicating would happen or be possible. (E.g. harmful effects of invisible radiation from something like radon-gas that in the past people had no way to detect or understand or learn or communicate about could occur over and over; the effective optical illusions of short-term vs. long term in planning and causality that are very significant barriers in perception, learning, and daily-life logistics and decision making blunders.</text:p>
      <text:p text:style-name="P24"/>
      <text:p text:style-name="Standard"/>
      <text:p text:style-name="P18">Note 7: In some cases a 'proxy' might overlap such as avoiding the entire area or situation, but proxies and taboos in culture usually involve considerable deliberate effort to (at least attempt) to perceive, learn and teach.</text:p>
      <text:p text:style-name="P4"/>
      <text:p text:style-name="Standard"><text:span text:style-name="T6">We can use Intersecting-Interlocking-Interconnecting-Areas:</text:span></text:p>
      <text:p text:style-name="P22"><text:span text:style-name="T7">Intersecting-Interlocking-Interconnecting-Areas include:</text:span></text:p>
      <text:p text:style-name="Standard"><text:span text:style-name="T3"><text:tab/>- Clear &amp; Functional Definitions</text:span></text:p>
      <text:p text:style-name="Standard"><text:span text:style-name="T3"><text:tab/>- Context</text:span></text:p>
      <text:p text:style-name="Standard"><text:soft-page-break/><text:span text:style-name="T3"><text:tab/>- Generalized STEM</text:span></text:p>
      <text:p text:style-name="Standard"><text:span text:style-name="T3"><text:tab/>- Generalized Projects (project-context)</text:span></text:p>
      <text:p text:style-name="Standard"><text:span text:style-name="T3"><text:tab/>- Generalized Participation (+functional qualifications to participate; </text:span></text:p>
      <text:p text:style-name="P18"><text:span text:style-name="T3"><text:s text:c="3"/>~3 participation categories with pre-participants &amp; </text:span></text:p>
      <text:p text:style-name="P18"><text:span text:style-name="T3"><text:s text:c="3"/>post-participants; groups/families/units of participants)</text:span></text:p>
      <text:p text:style-name="Standard"><text:span text:style-name="T3"><text:s text:c="6"/>- Generalized Decision Coordination (voting etc).</text:span></text:p>
      <text:p text:style-name="Standard"><text:span text:style-name="T3"><text:tab/>- Generalized System Collapse</text:span></text:p>
      <text:p text:style-name="Standard"><text:span text:style-name="T3"><text:tab/>- Generalized Categories of Types of Systems</text:span></text:p>
      <text:p text:style-name="Standard"><text:span text:style-name="T3"><text:tab/>- Generalized Ethics, Duty &amp; Responsibility</text:span></text:p>
      <text:p text:style-name="P18"><text:span text:style-name="T3">- Generalized Definition-Clarification vs. Disinformation-Violence</text:span></text:p>
      <text:p text:style-name="P18"><text:span text:style-name="T3">- Generalized Definition Behaviors</text:span></text:p>
      <text:p text:style-name="P18"><text:span text:style-name="T3">- Generalized System-Productivity (including long-term)</text:span></text:p>
      <text:p text:style-name="P18"><text:span text:style-name="T3">- Generalized learning training teaching education curriculum content </text:span></text:p>
      <text:p text:style-name="P18"><text:span text:style-name="T3"><text:s text:c="3"/>syllabus and methodology</text:span></text:p>
      <text:p text:style-name="P20"/>
      <text:p text:style-name="P18"><text:span text:style-name="T3">? - Generalized indirectly-defined local value-function-and-meaning</text:span></text:p>
      <text:p text:style-name="P18"><text:span text:style-name="T3">? - Generalized object-relationship space(s)</text:span></text:p>
      <text:p text:style-name="Standard"><text:span text:style-name="T7"><text:tab/>? (Generalized low-bar-enlightenment?)</text:span></text:p>
      <text:p text:style-name="Standard"><text:span text:style-name="T7"><text:tab/></text:span><text:span text:style-name="T3">? - Generalized</text:span><text:span text:style-name="T7"> setting-location-items</text:span></text:p>
      <text:p text:style-name="Standard"><text:span text:style-name="T7"><text:tab/>? </text:span><text:span text:style-name="T3">Generalized </text:span><text:span text:style-name="T7">feedback</text:span></text:p>
      <text:p text:style-name="P22"><text:span text:style-name="T7">? </text:span><text:span text:style-name="T3">Generalized models, policies and best practice for </text:span><text:span text:style-name="T7">errors &amp; mistakes</text:span></text:p>
      <text:p text:style-name="Standard"><text:soft-page-break/><text:span text:style-name="T7"><text:tab/>? </text:span><text:span text:style-name="T3">Generalized </text:span><text:span text:style-name="T7">system-defense / system-epidemiology</text:span></text:p>
      <text:p text:style-name="P4"/>
      <text:p text:style-name="P4"/>
      <text:p text:style-name="Standard"><text:span text:style-name="T7">We can use system-fitness-health-status-indicators.</text:span></text:p>
      <text:p text:style-name="Standard"><text:span text:style-name="T7">We can use system-defense to prevent collapse.</text:span></text:p>
      <text:p text:style-name="Standard"><text:span text:style-name="T7">We can design systems to protect against system collapse. (e.g. we can construct system-membranes)</text:span></text:p>
      <text:p text:style-name="Standard"><text:span text:style-name="T7">We can use models of generalized system &amp; definition collapse behaviors including: modeling a default drift away from reality, attraction to system collapse, and weathering of definitions, etc.</text:span></text:p>
      <text:p text:style-name="Standard"><text:span text:style-name="T7">We can model the relationship between system simplicity (e.g. homogeneity) and system collapse. ('Simple has a shape.')</text:span></text:p>
      <text:p text:style-name="P4"/>
      <text:p text:style-name="Standard"><text:span text:style-name="T7">We can use categories of types of systems.</text:span></text:p>
      <text:p text:style-name="Standard"><text:span text:style-name="T7">We can use non-automatic learning.</text:span></text:p>
      <text:p text:style-name="Standard"><text:span text:style-name="T7">We can find and fix errors in perception.</text:span></text:p>
      <text:p text:style-name="Standard"><text:span text:style-name="T7">We can organize projects.</text:span></text:p>
      <text:p text:style-name="Standard"><text:span text:style-name="T7">We can distinguish short term vs. long term.</text:span></text:p>
      <text:p text:style-name="Standard"><text:span text:style-name="T7">We can assign roles.</text:span></text:p>
      <text:p text:style-name="Standard"><text:span text:style-name="T7">We can identify falsifiable tests.</text:span></text:p>
      <text:p text:style-name="Standard"><text:span text:style-name="T7">We can test, check, and verify.</text:span></text:p>
      <text:p text:style-name="Standard"><text:span text:style-name="T7">We can have policies on errors-and-mistakes.(e.g. positive constructive use of data and learning from errors and mistakes)</text:span></text:p>
      <text:p text:style-name="P4"/>
      <text:p text:style-name="Standard"><text:span text:style-name="T7">We can improve and cultivate perception by observing perception (including: indirectly observing perception).</text:span></text:p>
      <text:p text:style-name="Standard"><text:span text:style-name="T7">We can observe the effects of abstraction (effects of observation and definition).</text:span></text:p>
      <text:p text:style-name="Standard"><text:soft-page-break/><text:span text:style-name="T7">We can identify and correct distortions in signals, perception, processing, coordination, decision, and transmission.</text:span></text:p>
      <text:p text:style-name="Standard"><text:span text:style-name="T7">We can operationally define 'policy' as algorithms for non-collapse based on dynamics of system and definition collapse. (plus context?)</text:span></text:p>
      <text:p text:style-name="Standard"><text:span text:style-name="T7">We can better understand the relationship between disinformation and system collapse.</text:span></text:p>
      <text:p text:style-name="Standard"><text:span text:style-name="T7">We can define indeterminate-incompetence-and-malice as part of system collapse.</text:span></text:p>
      <text:p text:style-name="Standard"><text:span text:style-name="T7">We can audit. (We can audit-effectively without destructively failing to audit sustainably.)</text:span></text:p>
      <text:p text:style-name="Standard"><text:span text:style-name="T7">We can publish.</text:span></text:p>
      <text:p text:style-name="Standard"><text:span text:style-name="T7">We can act with ethics, empathy and compassion.</text:span></text:p>
      <text:p text:style-name="Standard"><text:span text:style-name="T7">We can maintain extended ranges (e.g. [vitruvian] range of motion). (e.g. vs. contraction and collapse) (context for 'vitruvian' nickname here : en.wikipedia.org/wiki/Vitruvian_Man)</text:span></text:p>
      <text:p text:style-name="Standard"><text:span text:style-name="T7">We can find and follow patterns that lead to better outcomes.</text:span></text:p>
      <text:p text:style-name="Standard"><text:span text:style-name="T7">We can follow best practice.</text:span></text:p>
      <text:p text:style-name="Standard"/>
      <text:p text:style-name="Standard"><text:span text:style-name="T15">We can do projects.</text:span></text:p>
      <text:p text:style-name="Standard">We can coordinate and collaborate to do projects.</text:p>
      <text:p text:style-name="Standard">We can externalize data in projects.</text:p>
      <text:p text:style-name="Standard">We can do projects focused on stakeholder-user-feature needs.</text:p>
      <text:p text:style-name="Standard">We can meet the needs of a user with a project.</text:p>
      <text:p text:style-name="Standard">We can align on goals and scope for projects.</text:p>
      <text:p text:style-name="Standard">We can track the progress of the project (formative, summative).</text:p>
      <text:p text:style-name="Standard">We can report on the progress of the project (formative, summative).</text:p>
      <text:p text:style-name="Standard">We can monitor the system-health-fitness or system-collapse of the project.</text:p>
      <text:p text:style-name="Standard">We can connect metrics for habitability and sustainability to project management.</text:p>
      <text:p text:style-name="Standard"><text:soft-page-break/></text:p>
      <text:p text:style-name="Standard"><text:span text:style-name="T6">We can communicate and coordinate in these areas and ways: </text:span></text:p>
      <text:p text:style-name="P24"><text:span text:style-name="T7">We can communicate across space.</text:span></text:p>
      <text:p text:style-name="P24"><text:span text:style-name="T7">We can communicate across time.</text:span></text:p>
      <text:p text:style-name="P24"><text:span text:style-name="T7">We can communicate across cultures.</text:span></text:p>
      <text:p text:style-name="P24"><text:span text:style-name="T7">We can communicate across generation-gaps.</text:span></text:p>
      <text:p text:style-name="P24"><text:span text:style-name="T7">We can communicate across succession gaps.</text:span></text:p>
      <text:p text:style-name="P24"><text:span text:style-name="T7">We can communicate across languages.</text:span></text:p>
      <text:p text:style-name="P24"><text:span text:style-name="T7">We can communicate across types of participants.(AI/bio + pre-participant to post-participant)</text:span></text:p>
      <text:p text:style-name="P24"><text:span text:style-name="T7">We can communicate across roles.</text:span></text:p>
      <text:p text:style-name="P24"><text:span text:style-name="T7">We can communicate across perspectives and priorities.</text:span></text:p>
      <text:p text:style-name="Standard"><text:span text:style-name="T7">We can communicate across multiple dynamically-shifting frames of reference.</text:span></text:p>
      <text:p text:style-name="P24"><text:span text:style-name="T7">We can communicate across projects, and parts and phases of projects and processes (e.g. schedules).</text:span></text:p>
      <text:p text:style-name="Standard"><text:span text:style-name="T7">We can communicate across groups/teams.</text:span></text:p>
      <text:p text:style-name="P24"><text:span text:style-name="T7">We can communicate across media of communication.</text:span></text:p>
      <text:p text:style-name="Standard"><text:span text:style-name="T7">We can communicate across Input-Output Measures.</text:span></text:p>
      <text:p text:style-name="Standard"><text:span text:style-name="T7">We can communicate </text:span><text:span text:style-name="T10">across</text:span><text:span text:style-name="T7"> different locations with different setting-location-items for projects.</text:span></text:p>
      <text:p text:style-name="Standard"><text:span text:style-name="T7">We can communicate </text:span><text:span text:style-name="T10">between</text:span><text:span text:style-name="T7"> different setting-location-items for projects.</text:span></text:p>
      <text:p text:style-name="Standard"><text:span text:style-name="T7">We can communicate </text:span><text:span text:style-name="T6">using</text:span><text:span text:style-name="T7"> tools in a project-context for coordination </text:span></text:p>
      <text:p text:style-name="Standard"><text:span text:style-name="T7"><text:s/>and decision making, including tasks, processes, and steps. (votes in elections/polls/surveys/questionnaires/planning-meetings)</text:span></text:p>
      <text:p text:style-name="Standard"><text:span text:style-name="T7">We can communicate through externalized-project space.</text:span></text:p>
      <text:p text:style-name="Standard"><text:soft-page-break/><text:span text:style-name="T7">(We can communicate across modular, scaled, break-down build-up, protocols and methods.)</text:span></text:p>
      <text:p text:style-name="Standard"><text:span text:style-name="T7">We can communicate across Signal Processing types and Instruction Management types.</text:span></text:p>
      <text:p text:style-name="Standard"><text:span text:style-name="T7">We can communicate across networks.</text:span></text:p>
      <text:p text:style-name="Standard"><text:span text:style-name="T7">We can communicate across shared and not-shared databases.</text:span></text:p>
      <text:p text:style-name="P4"/>
      <text:p text:style-name="P4"/>
      <text:p text:style-name="Standard"><text:span text:style-name="T7">We can recognize past problems.</text:span></text:p>
      <text:p text:style-name="Standard"><text:span text:style-name="T7">We can understand a spectrum of disinformation and clarification-of-information.</text:span></text:p>
      <text:p text:style-name="Standard"><text:span text:style-name="T7">We can implement sustainable solutions.</text:span></text:p>
      <text:p text:style-name="Standard"><text:span text:style-name="T7">We can implement sustainable productivity.</text:span></text:p>
      <text:p text:style-name="Standard"><text:span text:style-name="T7">We can prevent future problems.</text:span></text:p>
      <text:p text:style-name="Standard"><text:span text:style-name="T7">We can reverse damage from past problems.</text:span></text:p>
      <text:p text:style-name="Standard"><text:span text:style-name="T7">We can learn from the past.</text:span></text:p>
      <text:p text:style-name="Standard"><text:span text:style-name="T7">We can collect data.</text:span></text:p>
      <text:p text:style-name="Standard"><text:span text:style-name="T7">We can ratchet forward (towards project completion) using methods that work. (~opposite of https://en.wikipedia.org/wiki/Muller%27s_ratchet)</text:span></text:p>
      <text:p text:style-name="P4"/>
      <text:p text:style-name="P4"/>
      <text:p text:style-name="P4"/>
      <text:p text:style-name="Standard"><text:span text:style-name="T6">we can make/generate/cultivate and use/utilize:</text:span></text:p>
      <text:p text:style-name="Standard"><text:span text:style-name="T7">We can make and use clear descriptions (vs. liabilities of jargon &amp; undefined terms).</text:span></text:p>
      <text:p text:style-name="Standard"><text:span text:style-name="T7">We can make and use decisions and coordinate (e.g. voting) frameworks and protocols.</text:span></text:p>
      <text:p text:style-name="Standard"><text:soft-page-break/><text:span text:style-name="T7">We can make and use clear functional operational definitions.</text:span></text:p>
      <text:p text:style-name="Standard"><text:span text:style-name="T7">We can make and use data.</text:span></text:p>
      <text:p text:style-name="Standard"><text:span text:style-name="T7">We can make and use policies.</text:span></text:p>
      <text:p text:style-name="Standard"><text:span text:style-name="T7">We can make and use mandates.</text:span></text:p>
      <text:p text:style-name="Standard"><text:span text:style-name="T7">We can make and use strategies.</text:span></text:p>
      <text:p text:style-name="Standard"><text:span text:style-name="T7">We can make and use tactics.</text:span></text:p>
      <text:p text:style-name="Standard"><text:span text:style-name="T7">We can make and use models.</text:span></text:p>
      <text:p text:style-name="Standard"><text:span text:style-name="T7">We can make and use modular recombinant frameworks.</text:span></text:p>
      <text:p text:style-name="Standard"><text:span text:style-name="T7">We can make and use feedback, tests &amp; evaluations / assessment in various forms at various process stages (pre, formative, summative, post, 'aftermarket,' longitudinal, etc).</text:span></text:p>
      <text:p text:style-name="Standard"><text:span text:style-name="T7">We can make and use clear functional and operational definitions that keep their meaning over time.</text:span></text:p>
      <text:p text:style-name="Standard"><text:span text:style-name="T7">We can make system-</text:span><text:span text:style-name="T6">membranes</text:span><text:span text:style-name="T7">.</text:span></text:p>
      <text:p text:style-name="Standard"/>
      <text:p text:style-name="Standard">We can use clear communication.</text:p>
      <text:p text:style-name="Standard">We can have clear communication be a priority.</text:p>
      <text:p text:style-name="Standard">We can have clear communication be valued.</text:p>
      <text:p text:style-name="Standard">We can have clear communication be seen as not-automatic.</text:p>
      <text:p text:style-name="Standard">We can have clear communication be invested in.</text:p>
      <text:p text:style-name="Standard">We can test and measure problems with a lack of clear communication.</text:p>
      <text:p text:style-name="Standard"/>
      <text:p text:style-name="Standard"><text:span text:style-name="T7">We can complete / <text:s/>succeed-in / finish / progress-through projects.</text:span></text:p>
      <text:p text:style-name="Standard"><text:span text:style-name="T7">We can meet / deliver the needs of the target/user.</text:span></text:p>
      <text:p text:style-name="Standard"><text:soft-page-break/><text:span text:style-name="T7">We can make progress.</text:span></text:p>
      <text:p text:style-name="P4"/>
      <text:p text:style-name="Standard"><text:span text:style-name="T6">We can make progress by using information about the behavior of definitions: This (topic) is System and Definition Behavior Studies, the field of study pertaining to the behavior of definitions. (These we-can goals-statements may be a measurable proxy-definition for 'progress.')</text:span></text:p>
      <text:p text:style-name="P4"/>
      <text:p text:style-name="Standard"><text:span text:style-name="T26">Active-Learning </text:span><text:span text:style-name="T24">Project/</text:span><text:span text:style-name="T25">Activity</text:span><text:span text:style-name="T26"> 4:</text:span></text:p>
      <text:p text:style-name="Standard"><text:span text:style-name="T27">1. What factors may affect and shape agendas? </text:span></text:p>
      <text:p text:style-name="Standard"><text:span text:style-name="T27">2. How might agendas change or drift over time? </text:span></text:p>
      <text:p text:style-name="Standard"><text:span text:style-name="T27">3. How do agendas relate to group agreed upon project goals?</text:span></text:p>
      <text:p text:style-name="Standard"><text:span text:style-name="T27">4. Review and comment on activities 1 and 2.</text:span></text:p>
      <text:p text:style-name="Standard"><text:span text:style-name="T27">Note the distinction between 'can' and 'should' with the above text focusing on available options and consensus across contexts, vs. the significant details of coordinating decisions on what should be appropriate in a specific context.</text:span></text:p>
      <text:p text:style-name="Standard"><text:span text:style-name="T27">Are there any 'can' statements that you see as items that can be done but which are left off your list of group agreed upon goals, means, and methods (e.g. for a narrow do-one-thing-well project or some other justification)? </text:span></text:p>
      <text:p text:style-name="Standard"><text:span text:style-name="T27">5. The shape and form of agendas and biases in practice:</text:span></text:p>
      <text:p text:style-name="Standard"><text:span text:style-name="T27">Take the following example: A topic being planned around is phrased as the following. "There are concerns that we are putting too much emphasis on structure." </text:span></text:p>
      <text:p text:style-name="Standard"><text:span text:style-name="T27">How have different visible or invisible values, agendas, and biases, influenced this common archetype of discussion? How do nihilism, system collapse, and disinformation shape this slice of discussions (how have they, how will they)?</text:span></text:p>
      <text:p text:style-name="P11"/>
      <text:p text:style-name="Standard"/>
      <text:p text:style-name="Standard"/>
      <text:p text:style-name="Standard"><text:span text:style-name="T6">Instrumentalist Modules + Principles, Applications, Narratives</text:span></text:p>
      <text:p text:style-name="Standard"><text:span text:style-name="T7">These can-do statements (the goals and agenda for definition behavior studies) can be seen as instrumentalist, modular, recombinant, tool-set areas. We can combine (narrative summaries of) principles and applications </text:span><text:span text:style-name="T6">with</text:span><text:span text:style-name="T7"> instrumentalist, modular, tool set areas.</text:span></text:p>
      <text:p text:style-name="P4"/>
      <text:p text:style-name="P4"/>
      <text:p text:style-name="P4"><text:soft-page-break/></text:p>
      <text:p text:style-name="Standard"><text:span text:style-name="T4">Narratives, Principles and Applications:</text:span></text:p>
      <text:p text:style-name="Standard"><text:span text:style-name="T7">A mnemonic device can be constructed to cover a narrative survey of principles and applications. One can start with a first introductory pass/sweep through the material (introducing the principles and applications of </text:span>d<text:span text:style-name="T7">efin</text:span>ition-behavior studies)<text:span text:style-name="T7"> in order to map the overall features and layout before doing subsequent sweeps and passes. Using this method of zooming in and zooming out, an increasingly broad and deep model can be constructed and understood. By analogy this approach may be seen as emulating NASA missions that gradually increase in breadth and depth mapping the outside world.</text:span></text:p>
      <text:p text:style-name="P4"/>
      <text:p text:style-name="P4"/>
      <text:p text:style-name="Standard"><text:span text:style-name="T13">The main tools</text:span><text:span text:style-name="T7"> that we will use to go through the System and Definition Behavior Studies mnemonic include:</text:span></text:p>
      <text:p text:style-name="Standard"><text:span text:style-name="T7">1. Examining Perception</text:span></text:p>
      <text:p text:style-name="Standard"><text:span text:style-name="T7">2. Tests &amp; Feedback, especially hypothetico-deductive testing, or hypothesis testing</text:span></text:p>
      <text:p text:style-name="Standard"><text:span text:style-name="T7">3. Clear communication</text:span></text:p>
      <text:p text:style-name="Standard"><text:span text:style-name="T7">4. Concrete narratives, or stories</text:span></text:p>
      <text:p text:style-name="P4"/>
      <text:p text:style-name="Standard"><text:span text:style-name="T6">Here is an example of a concrete narrative:</text:span></text:p>
      <text:p text:style-name="Standard"><text:span text:style-name="T7">An ambassador travels to earth from the galaxy of Andromeda: </text:span></text:p>
      <text:p text:style-name="Standard"><text:span text:style-name="T7">And says:</text:span></text:p>
      <text:p text:style-name="Standard"><text:span text:style-name="T8">"Hello, I am an Ambassador.</text:span></text:p>
      <text:p text:style-name="Standard"><text:span text:style-name="T8">And I have traveled to earth from the galaxy of Andromeda.</text:span></text:p>
      <text:p text:style-name="Standard"><text:span text:style-name="T8">In the galaxy of Andromeda we have a large-scale (intergalactic) diverse (multi-species) highly productive community.</text:span></text:p>
      <text:p text:style-name="Standard"><text:span text:style-name="T8">We would like to know if you, homo sapiens and earth, would like to join</text:span></text:p>
      <text:p text:style-name="Standard"><text:span text:style-name="T8">our large-scale (intergalactic), diverse (multi species), highly productive community.</text:span></text:p>
      <text:p text:style-name="Standard"><text:span text:style-name="T8">Here is an application form.</text:span></text:p>
      <text:p text:style-name="Standard"><text:span text:style-name="T8">Please fill it out and tell us what you could bring of value </text:span></text:p>
      <text:p text:style-name="Standard"><text:soft-page-break/><text:span text:style-name="T8">to our large-scale (intergalactic), diverse (multi species), highly productive community.</text:span></text:p>
      <text:p text:style-name="Standard"><text:span text:style-name="T8">One more thing: Tell us what you know about moving water bottles.</text:span></text:p>
      <text:p text:style-name="Standard"><text:span text:style-name="T8">Moving water bottles from one place to another is not a rare and valuable skill.</text:span></text:p>
      <text:p text:style-name="Standard"><text:span text:style-name="T8">Moving water bottles is a general universal process.</text:span></text:p>
      <text:p text:style-name="Standard"><text:span text:style-name="T8">We would like to know if you have competence with general universal processes.</text:span></text:p>
      <text:p text:style-name="Standard"><text:span text:style-name="T8">Thank you very much.</text:span></text:p>
      <text:p text:style-name="Standard"><text:span text:style-name="T8">Goodbye, goodbye.</text:span></text:p>
      <text:p text:style-name="Standard"><text:span text:style-name="T8">The ambassador leaves."</text:span></text:p>
      <text:p text:style-name="Standard"><text:span text:style-name="T8">(end of story-narrative)</text:span></text:p>
      <text:p text:style-name="Standard"/>
      <text:p text:style-name="Standard"/>
      <text:p text:style-name="Standard"><text:span text:style-name="T18">Active Learning </text:span><text:span text:style-name="T24">Project/</text:span><text:span text:style-name="T25">Activity</text:span><text:span text:style-name="T18"> </text:span><text:span text:style-name="T24">5</text:span></text:p>
      <text:p text:style-name="Standard"><text:span text:style-name="T20">Fill out this application, starting with moving-water-bottles</text:span><text:span text:style-name="T17">.</text:span><text:span text:style-name="T20"> </text:span></text:p>
      <text:p text:style-name="P5"/>
      <text:p text:style-name="P5"/>
      <text:p text:style-name="Standard"><text:span text:style-name="T7">Let's start with the moving-water-bottles part of the application-form (from the narrative). </text:span></text:p>
      <text:p text:style-name="Standard"><text:span text:style-name="T7">(The valuable-contribution part will come up later.)</text:span></text:p>
      <text:p text:style-name="Standard"/>
      <text:p text:style-name="Standard">Water (as in the case example of moving water( containers)) is a gift that keeps on giving: it is nonsectarian and it is easily definable.</text:p>
      <text:p text:style-name="Standard"/>
      <text:p text:style-name="Standard"><text:span text:style-name="T28">[The location of the water at a given time is concrete but the processes challenge our assumptions and require better models and participant coordination.]</text:span></text:p>
      <text:p text:style-name="Standard"><text:soft-page-break/></text:p>
      <text:p text:style-name="Standard"><text:span text:style-name="T30">Gifts that Keep on Giving:</text:span></text:p>
      <text:p text:style-name="Standard"><text:span text:style-name="T28">- Timelines are a gift that keeps on giving.</text:span></text:p>
      <text:p text:style-name="Standard"><text:span text:style-name="T28">- Moving water is a gift that keeps on giving.</text:span></text:p>
      <text:p text:style-name="Standard"><text:span text:style-name="T28">- Meeting the needs of the user/society is a gift that keeps on giving.</text:span></text:p>
      <text:p text:style-name="Standard"/>
      <text:p text:style-name="Standard"><text:span text:style-name="T18">Active Learning </text:span><text:span text:style-name="T24">Project/</text:span><text:span text:style-name="T25">Activity</text:span><text:span text:style-name="T18"> </text:span><text:span text:style-name="T24">6</text:span><text:span text:style-name="T21">: Timeline</text:span></text:p>
      <text:p text:style-name="Standard"><text:span text:style-name="T20">Following the story in the sample narrative, we are going to make a timeline. We are going to put all the tools that we can use for moving-water-bottles on a timeline from the oldest known tools such as symbol transactions to the newest tools such as Agile Project Management.</text:span></text:p>
      <text:p text:style-name="P4"/>
      <text:p text:style-name="Standard"><text:span text:style-name="T8">Note: Making a 'technology timeline' is a fabulously useful activity in general, and the kind of skill you can start in 10min and continue for a lifetime.</text:span></text:p>
      <text:p text:style-name="P4"/>
      <text:p text:style-name="Standard"><text:span text:style-name="T7">The end of our timeline (where 'Agile Project Management' is) is also where a goal is. If overly simplistic, we can represent this as a classic (pirate) treasure map:</text:span></text:p>
      <text:p text:style-name="P24"><text:span text:style-name="T32">- rectangle</text:span></text:p>
      <text:p text:style-name="P24"><text:span text:style-name="T32">- arrow</text:span></text:p>
      <text:p text:style-name="P24"><text:span text:style-name="T32">- X</text:span></text:p>
      <text:p text:style-name="P4"/>
      <text:p text:style-name="Standard"><text:span text:style-name="T13">And to further clarify</text:span><text:span text:style-name="T15"> and </text:span><text:span text:style-name="T13">simpli</text:span><text:span text:style-name="T15">fy</text:span><text:span text:style-name="T13">: </text:span></text:p>
      <text:p text:style-name="Standard"><text:span text:style-name="T7">- Agile Project Management is the X-marks the spot goal-target on a treasure map;</text:span></text:p>
      <text:p text:style-name="Standard"><text:span text:style-name="T7">- This goal-target is what we are looking for;</text:span></text:p>
      <text:p text:style-name="Standard"><text:span text:style-name="T7">- This goal is where the agile-user (another target) has needs; </text:span></text:p>
      <text:p text:style-name="Standard"><text:span text:style-name="T7">- This is where ___ target-user (of your project, in this example: all of humanity and society) has needs;</text:span></text:p>
      <text:p text:style-name="Standard"><text:soft-page-break/><text:span text:style-name="T7">- Meeting the needs of your target-user is a treasure.</text:span></text:p>
      <text:p text:style-name="P4"/>
      <text:p text:style-name="P4"/>
      <text:p text:style-name="P4"/>
      <text:p text:style-name="Standard"><text:span text:style-name="T7"><text:s/></text:span></text:p>
      <text:p text:style-name="P4"/>
      <text:p text:style-name="Standard"><text:span text:style-name="T6">Boy Scout Values (slightly modified)</text:span></text:p>
      <text:p text:style-name="P24"><text:span text:style-name="T7">A scout is</text:span></text:p>
      <text:p text:style-name="P24"><text:span text:style-name="T7">- trustworthy,</text:span></text:p>
      <text:p text:style-name="P24"><text:span text:style-name="T7">- loyal,</text:span></text:p>
      <text:p text:style-name="P24"><text:span text:style-name="T7">- helpful,</text:span></text:p>
      <text:p text:style-name="P24"><text:span text:style-name="T7">- friendly,</text:span></text:p>
      <text:p text:style-name="P24"><text:span text:style-name="T7">- courteous</text:span></text:p>
      <text:p text:style-name="P24"><text:span text:style-name="T7">- kind,</text:span></text:p>
      <text:p text:style-name="P24"><text:span text:style-name="T7">- obedient,</text:span></text:p>
      <text:p text:style-name="P24"><text:span text:style-name="T7">- cheerful, </text:span></text:p>
      <text:p text:style-name="P24"><text:span text:style-name="T7">- thrifty</text:span></text:p>
      <text:p text:style-name="P24"><text:span text:style-name="T7">- brave,</text:span></text:p>
      <text:p text:style-name="P24"><text:span text:style-name="T7">- clean, and </text:span></text:p>
      <text:p text:style-name="P24"><text:span text:style-name="T7">- reverent.</text:span></text:p>
      <text:p text:style-name="P4"/>
      <text:p text:style-name="Standard"><text:soft-page-break/><text:span text:style-name="T7">On my honor, I will do my best to, to do my duty to, to guide projects:</text:span></text:p>
      <text:p text:style-name="P24"><text:span text:style-name="T7">- obey the scout law,</text:span></text:p>
      <text:p text:style-name="P24"><text:span text:style-name="T7">- to </text:span><text:span text:style-name="T6">help other people at all times</text:span><text:span text:style-name="T7">,</text:span></text:p>
      <text:p text:style-name="P24"><text:span text:style-name="T7">- to keep myself,</text:span></text:p>
      <text:p text:style-name="P24"><text:span text:style-name="T7">- physically strong,</text:span></text:p>
      <text:p text:style-name="P24"><text:span text:style-name="T7">- mentally awake, and </text:span></text:p>
      <text:p text:style-name="P24"><text:span text:style-name="T7">- morally straight.</text:span></text:p>
      <text:p text:style-name="P4"/>
      <text:p text:style-name="Standard"><text:span text:style-name="T7">Bravery Clause (from Order of The Arrow): internal whistleblowing + external confrontation.</text:span></text:p>
      <text:p text:style-name="P4"/>
      <text:p text:style-name="Standard"><text:span text:style-name="T7">Guidance clause: </text:span><text:span text:style-name="T3">Duty, Responsibility and Setting-location-items, ancestors, spirituality, and religiosity.</text:span></text:p>
      <text:p text:style-name="Standard"><text:span text:style-name="T3">[The attempt here is to generalize the overly specific nationalist and theocratic section of the boy scout code to a more general and scale-flexible context that covers the pragmatic and affirmative topics of community, world, ethical principles, etc. This may dovetail with the Drake-Equation Vessel-Functions that can be concretely described in terms of cross-community disaster relief and disturbance regime management.]</text:span></text:p>
      <text:p text:style-name="P12"/>
      <text:p text:style-name="Standard"><text:span text:style-name="T34">A scout is prepared. Prepared for what?</text:span></text:p>
      <text:p text:style-name="P24"><text:span text:style-name="T34">- To manage down or manage to equilibrium system collapse.</text:span></text:p>
      <text:p text:style-name="P24"><text:span text:style-name="T34">- To manage up or manage to equilibrium system value, function, and meaning. </text:span></text:p>
      <text:p text:style-name="P12"/>
      <text:p text:style-name="Standard"><text:span text:style-name="T34">Regarding Scout Values: </text:span></text:p>
      <text:p text:style-name="P24"><text:span text:style-name="T34">1. </text:span><text:span text:style-name="T35">Universal</text:span><text:span text:style-name="T34"> system of ethics.</text:span></text:p>
      <text:p text:style-name="P24"><text:span text:style-name="T34">2. Rejected </text:span><text:span text:style-name="T36">because it is</text:span><text:span text:style-name="T34"> a universal system of ethics.</text:span></text:p>
      <text:p text:style-name="P24"><text:span text:style-name="T34">3. </text:span><text:span text:style-name="T35">Not definable</text:span><text:span text:style-name="T34"> outside of a context.</text:span></text:p>
      <text:p text:style-name="P24"><text:soft-page-break/><text:span text:style-name="T34">4. </text:span><text:span text:style-name="T35">Definable</text:span><text:span text:style-name="T34"> in a project-context (project management framework context).</text:span></text:p>
      <text:p text:style-name="Standard"><text:span text:style-name="T34">(So far as I can determine, for the above four items regarding scout values: all four are generally accurate in reality and at the same time all four are </text:span><text:span text:style-name="T36">not</text:span><text:span text:style-name="T34"> recognized by society as being accurate.)</text:span></text:p>
      <text:p text:style-name="P12"/>
      <text:p text:style-name="P12"/>
      <text:p text:style-name="P12"/>
      <text:p text:style-name="Standard"><text:span text:style-name="T21">Active Learning </text:span><text:span text:style-name="T25">Project/Activity</text:span><text:span text:style-name="T22"> </text:span><text:span text:style-name="T26">7</text:span><text:span text:style-name="T22">: </text:span></text:p>
      <text:p text:style-name="Standard"><text:span text:style-name="T17">Give an Agile project-context example for each Boy Scout oath and law area. e.g. Descriptions that highlight the difference between: </text:span></text:p>
      <text:p text:style-name="Standard"><text:span text:style-name="T17">1. Projects that succeeded and projects that failed,</text:span></text:p>
      <text:p text:style-name="Standard"><text:span text:style-name="T17">2. Teams that you would choose to work with again vs. not.</text:span></text:p>
      <text:p text:style-name="P16"/>
      <text:p text:style-name="P16"/>
      <text:p text:style-name="Standard"><text:span text:style-name="T21">Active Learning </text:span><text:span text:style-name="T25">Project/Activity</text:span><text:span text:style-name="T22"> </text:span><text:span text:style-name="T26">8</text:span><text:span text:style-name="T22">:</text:span></text:p>
      <text:p text:style-name="Standard"><text:span text:style-name="T20">Try to describe and define Boy Scout values without using any context, situations, or examples. </text:span></text:p>
      <text:p text:style-name="P9"/>
      <text:p text:style-name="Standard"><text:span text:style-name="T21">Active Learning </text:span><text:span text:style-name="T25">Project/Activity</text:span><text:span text:style-name="T22"> </text:span><text:span text:style-name="T26">9</text:span><text:span text:style-name="T22">:</text:span></text:p>
      <text:p text:style-name="Standard"><text:span text:style-name="T20">Compare the with-context and without-context results and experiences.</text:span></text:p>
      <text:p text:style-name="P12"/>
      <text:p text:style-name="Standard"><text:span text:style-name="T37">(end of introduction to mnemonic)</text:span></text:p>
      <text:p text:style-name="Standard"><text:span text:style-name="T37">(Beginning of Definition Studies Mnemonic Proper)</text:span></text:p>
      <text:p text:style-name="P12"/>
      <text:p text:style-name="P12"/>
      <text:p text:style-name="Standard"><text:soft-page-break/><text:span text:style-name="T21">Active Learning </text:span><text:span text:style-name="T25">Project/Activity</text:span><text:span text:style-name="T22"> </text:span><text:span text:style-name="T26">10</text:span><text:span text:style-name="T22">: </text:span></text:p>
      <text:p text:style-name="Standard"><text:span text:style-name="T20">Pick a target and fill out the Mnemonic template </text:span><text:span text:style-name="T17">including addressing the group agreed upon goals means method statement (as previously discussed)</text:span><text:span text:style-name="T20">. Your target project should include a user or group of users, and something you are aiding those participants with. (See, agile 'user stories')</text:span></text:p>
      <text:p text:style-name="P12"/>
      <text:p text:style-name="Standard"><text:span text:style-name="T11">Mnemonic</text:span></text:p>
      <text:p text:style-name="P26"/>
      <text:p text:style-name="Standard"><text:span text:style-name="T34">The Target is ______ . (e.g. Homo sapiens and Earth, definition behavior studies.)</text:span></text:p>
      <text:p text:style-name="Standard"><text:span text:style-name="T34">Hello, my name is ___, the current project location _____ (time, place).</text:span></text:p>
      <text:p text:style-name="P26"/>
      <text:p text:style-name="P24"><text:span text:style-name="T34">Four Sections:</text:span></text:p>
      <text:p text:style-name="P18"><text:span text:style-name="T34">1. <text:s/>Value Statements</text:span></text:p>
      <text:p text:style-name="P27"><text:span text:style-name="T34">1.1 <text:s/>Addendum Items</text:span></text:p>
      <text:p text:style-name="P27"><text:span text:style-name="T34">1.2 <text:s/>Participation Array</text:span></text:p>
      <text:p text:style-name="P28"><text:span text:style-name="T34">1.3 <text:s/>Areas of Interaction</text:span></text:p>
      <text:p text:style-name="P18"><text:span text:style-name="T34">2. <text:s/>Clarification Statements (for contracts)</text:span></text:p>
      <text:p text:style-name="P18"><text:span text:style-name="T34">3. <text:s/>Standard Error and Damage Report (in four subsections)</text:span></text:p>
      <text:p text:style-name="P18"><text:span text:style-name="T34">4. <text:s/>Macro-Model</text:span></text:p>
      <text:p text:style-name="P26"/>
      <text:p text:style-name="P26"/>
      <text:p text:style-name="P26"/>
      <text:p text:style-name="P26"/>
      <text:p text:style-name="P24"><text:span text:style-name="T37">1. Value Statements Section</text:span></text:p>
      <text:p text:style-name="P13"><text:soft-page-break/></text:p>
      <text:p text:style-name="Standard"><text:span text:style-name="T34">This project/framework should be generalizable and specifically applicable given an array of 5x5 items:</text:span></text:p>
      <text:p text:style-name="P12"/>
      <text:p text:style-name="Standard"><text:span text:style-name="T39">(Note: 1. Value Statements Section, operational definition of 'help')</text:span></text:p>
      <text:p text:style-name="P12"/>
      <text:p text:style-name="P12"/>
      <text:p text:style-name="Standard"><text:span text:style-name="T37">Four Addendum Items:</text:span></text:p>
      <text:p text:style-name="P14"/>
      <text:p text:style-name="Standard"><text:span text:style-name="T37">1.1 <text:s/>Setting Location Items:</text:span></text:p>
      <text:p text:style-name="Standard"><text:span text:style-name="T34">The water, the wind, the world, best practice, and other:</text:span></text:p>
      <text:p text:style-name="Standard"><text:span text:style-name="T34">standards,</text:span></text:p>
      <text:p text:style-name="Standard"><text:span text:style-name="T34">elements,</text:span></text:p>
      <text:p text:style-name="Standard"><text:span text:style-name="T34">protocols,</text:span></text:p>
      <text:p text:style-name="Standard"><text:span text:style-name="T34">gestalts,</text:span></text:p>
      <text:p text:style-name="Standard"><text:span text:style-name="T34">symbols, </text:span></text:p>
      <text:p text:style-name="Standard"><text:span text:style-name="T34">signs,</text:span></text:p>
      <text:p text:style-name="Standard"><text:span text:style-name="T34">portals, </text:span></text:p>
      <text:p text:style-name="Standard"><text:span text:style-name="T34">pathways,</text:span></text:p>
      <text:p text:style-name="Standard"><text:span text:style-name="T34">world-as-unit items and translatable(s),</text:span></text:p>
      <text:p text:style-name="Standard"><text:span text:style-name="T34">fractal landscape items,</text:span></text:p>
      <text:p text:style-name="Standard"><text:span text:style-name="T34">phases of matter,</text:span></text:p>
      <text:p text:style-name="Standard"><text:soft-page-break/><text:span text:style-name="T34">phase transitions,</text:span></text:p>
      <text:p text:style-name="Standard"><text:span text:style-name="T34">directions, dimensions, (cardinal et al),</text:span></text:p>
      <text:p text:style-name="Standard"><text:span text:style-name="T34">post-participants,</text:span></text:p>
      <text:p text:style-name="Standard"><text:span text:style-name="T34">linear time,</text:span></text:p>
      <text:p text:style-name="Standard"><text:span text:style-name="T34">nonlinear time</text:span></text:p>
      <text:p text:style-name="P12"/>
      <text:p text:style-name="Standard"><text:span text:style-name="T34">Q: Why are we talking about setting-location-items? </text:span></text:p>
      <text:p text:style-name="P24"><text:span text:style-name="T34">A: </text:span></text:p>
      <text:p text:style-name="P18"><text:span text:style-name="T34">- Ideal chess boards</text:span></text:p>
      <text:p text:style-name="P18"><text:span text:style-name="T34">- Definitions of insanity</text:span></text:p>
      <text:p text:style-name="P18"><text:span text:style-name="T34">- You have local factors. </text:span></text:p>
      <text:p text:style-name="P18"><text:span text:style-name="T34">- Other people have different local factors.</text:span></text:p>
      <text:p text:style-name="P18"><text:span text:style-name="T34">- You need policies to cover all these areas.</text:span></text:p>
      <text:p text:style-name="P12"/>
      <text:p text:style-name="Standard"><text:span text:style-name="T34">e.g. The classic example of two internationally distant sister-cities communicating and coordinating about "</text:span><text:span text:style-name="T35">natural disaster</text:span><text:span text:style-name="T34">" relief (flood, storm, quake, etc.) and </text:span><text:span text:style-name="T35">disturbance regimes</text:span><text:span text:style-name="T34"> (modeling/policy/management.) </text:span></text:p>
      <text:p text:style-name="P12"/>
      <text:p text:style-name="P12"/>
      <text:p text:style-name="Standard"><text:span text:style-name="T37">2. Love, Act Responsibly Towards, Fulfill Duties Towards</text:span></text:p>
      <text:p text:style-name="Standard"><text:span text:style-name="T34">including a </text:span><text:span text:style-name="T35">framework</text:span><text:span text:style-name="T34"> borrowed from biology containing "comensal",</text:span></text:p>
      <text:p text:style-name="Standard"><text:span text:style-name="T34">including:</text:span></text:p>
      <text:p text:style-name="Standard"><text:span text:style-name="T34">1. Energy, </text:span></text:p>
      <text:p text:style-name="Standard"><text:soft-page-break/><text:span text:style-name="T34">2. Nutrients, </text:span></text:p>
      <text:p text:style-name="Standard"><text:span text:style-name="T34">3. Shannon/Turing Information, </text:span></text:p>
      <text:p text:style-name="Standard"><text:span text:style-name="T34">4. Definition behaviors</text:span></text:p>
      <text:p text:style-name="P12"/>
      <text:p text:style-name="Standard"><text:span text:style-name="T34">Q: Why are we talking about ethics (love, duty, and responsibility)? </text:span></text:p>
      <text:p text:style-name="Standard"><text:span text:style-name="T34">A: There is an epidemic of anti-best-practice action and rhetoric. There should be:</text:span></text:p>
      <text:p text:style-name="Standard"><text:span text:style-name="T34">1. a system medicine </text:span><text:span text:style-name="T35">research</text:span><text:span text:style-name="T34"> area;</text:span></text:p>
      <text:p text:style-name="Standard"><text:span text:style-name="T34">2. a system epidemiology task-force.</text:span></text:p>
      <text:p text:style-name="P12"/>
      <text:p text:style-name="P12"/>
      <text:p text:style-name="Standard"><text:span text:style-name="T37">3. Reception And Reflection:</text:span></text:p>
      <text:p text:style-name="Standard"><text:span text:style-name="T34">There is a time for reception and reflection.</text:span></text:p>
      <text:p text:style-name="Standard"><text:span text:style-name="T34">I will be receptive and reflective for a [period of] time </text:span></text:p>
      <text:p text:style-name="Standard"><text:span text:style-name="T34">for example 3-5 inhalation-exhalation cycles,</text:span></text:p>
      <text:p text:style-name="P18"><text:span text:style-name="T34">(e.g.)</text:span></text:p>
      <text:p text:style-name="P18"><text:span text:style-name="T34">1 meter squared</text:span></text:p>
      <text:p text:style-name="P18"><text:span text:style-name="T34">1 meter diameter</text:span></text:p>
      <text:p text:style-name="P18"><text:span text:style-name="T34">+/ </text:span></text:p>
      <text:p text:style-name="Standard"><text:span text:style-name="T34">Three ~levels/areas of duty / participation-modes: pre-participant, participant, post-participant</text:span></text:p>
      <text:p text:style-name="P12"/>
      <text:p text:style-name="P12"/>
      <text:p text:style-name="Standard"><text:soft-page-break/><text:span text:style-name="T37">4. Misc:</text:span></text:p>
      <text:p text:style-name="Standard"><text:span text:style-name="T34">- Range of Motion</text:span></text:p>
      <text:p text:style-name="Standard"><text:span text:style-name="T34">- non-transference (non-automatic learning, non-general learning)</text:span></text:p>
      <text:p text:style-name="Standard"><text:span text:style-name="T34">- (policies on) errors and mistakes</text:span></text:p>
      <text:p text:style-name="Standard"><text:span text:style-name="T34">- vetruvian-egg-shell</text:span></text:p>
      <text:p text:style-name="Standard"><text:span text:style-name="T34">- empathy and compassion</text:span></text:p>
      <text:p text:style-name="P12"/>
      <text:p text:style-name="P12"/>
      <text:p text:style-name="Standard"><text:span text:style-name="T37">Participation Array, 5x5 items: </text:span></text:p>
      <text:p text:style-name="P24"><text:span text:style-name="T34">(This should be generalizable and specifically applicable given an array of 5x5 items.)</text:span></text:p>
      <text:p text:style-name="Standard"><text:span text:style-name="T34">1. Participation Items</text:span></text:p>
      <text:p text:style-name="Standard"><text:span text:style-name="T34">2. Setting Location Items</text:span></text:p>
      <text:p text:style-name="Standard"><text:span text:style-name="T34">3. Definition Behavior Items</text:span></text:p>
      <text:p text:style-name="Standard"><text:span text:style-name="T34">4. Proximity, Scale, Contact, Interaction, Exposure Items </text:span></text:p>
      <text:p text:style-name="Standard"><text:span text:style-name="T34">5. Standard Set of Agreed Upon Goals, Means, Methods Areas</text:span></text:p>
      <text:p text:style-name="P12"/>
      <text:p text:style-name="Standard"><text:span text:style-name="T34">[5x5 array]</text:span></text:p>
      <text:p text:style-name="Standard"><text:span text:style-name="T37">Four Areas of Interaction:</text:span><text:span text:style-name="T40"> </text:span><text:span text:style-name="T41">(e.g. four comparison criteria for each cell in 5x5 array)</text:span></text:p>
      <text:p text:style-name="P15"/>
      <text:p text:style-name="Standard"><text:span text:style-name="T42">1. (Participant Diversity) Love, Duty, Responsibility, Including </text:span><text:span text:style-name="T43">Boundary Dissolution Areas</text:span></text:p>
      <text:p text:style-name="Standard"><text:span text:style-name="T44">Connection, disconnection, and ambiguity, in the following areas:</text:span></text:p>
      <text:p text:style-name="P18"><text:soft-page-break/><text:span text:style-name="T34">1.1 time space location</text:span></text:p>
      <text:p text:style-name="P18"><text:span text:style-name="T34">1.2 perception</text:span></text:p>
      <text:p text:style-name="P18"><text:span text:style-name="T34">1.3 action</text:span></text:p>
      <text:p text:style-name="P18"><text:span text:style-name="T34">1.4 experience</text:span></text:p>
      <text:p text:style-name="P18"><text:span text:style-name="T34">1.5 votes on goals means methods</text:span></text:p>
      <text:p text:style-name="P12"/>
      <text:p text:style-name="P12"/>
      <text:p text:style-name="Standard"><text:span text:style-name="T34">(2&amp;3)</text:span></text:p>
      <text:p text:style-name="Standard"><text:span text:style-name="T39">Operational Definition of "Help":</text:span></text:p>
      <text:p text:style-name="Standard"><text:span text:style-name="T39">"Deploying features that meet the stated and indicated needs and goals of a user is 'helping.' "</text:span></text:p>
      <text:p text:style-name="P13"/>
      <text:p text:style-name="Standard"><text:span text:style-name="T37">2. Giving Help</text:span></text:p>
      <text:p text:style-name="Standard"><text:span text:style-name="T37">3. Receiving Help</text:span></text:p>
      <text:p text:style-name="Standard"><text:span text:style-name="T34">Operational Definition of "Help":</text:span></text:p>
      <text:p text:style-name="Standard"><text:span text:style-name="T34">'Help' is defined as deploying a feature that meets the stated, and indicated, needs and goals of a user.</text:span></text:p>
      <text:p text:style-name="P12"/>
      <text:p text:style-name="P12"/>
      <text:p text:style-name="Standard"><text:span text:style-name="T37">4. Drake Equation Vessel Functions: in the following seven areas</text:span></text:p>
      <text:p text:style-name="Standard"><text:span text:style-name="T34">Sub-Participants can, should, will, want to, do, help, and / or help with, serve, and / or serve with, setting-location-items in a legal vessel-capacity occupational role and niche and offer legal-vessel-contracts in the following ~seven areas:</text:span></text:p>
      <text:p text:style-name="P12"/>
      <text:p text:style-name="Standard"><text:span text:style-name="T34">4.1 <text:s/></text:span><text:span text:style-name="T35">Sensory Motor</text:span><text:span text:style-name="T34"> (Lear: Use My Eyes) Areas (Plus Electromagnetism)</text:span></text:p>
      <text:p text:style-name="Standard"><text:soft-page-break/><text:span text:style-name="T34">4.2 <text:s/></text:span><text:span text:style-name="T35">Benzaiten Saraswati</text:span><text:span text:style-name="T34"> Areas (Plus historical continuity, minus high definition input output data-literacy/numeracy) (Note: translation and transmission)</text:span></text:p>
      <text:p text:style-name="Standard"><text:span text:style-name="T34">?4.3 <text:s/></text:span><text:span text:style-name="T35">Embodyment / Channeling Items</text:span><text:span text:style-name="T34">: theater-groups and community interaction, CRV, active-imagination</text:span></text:p>
      <text:p text:style-name="Standard"><text:span text:style-name="T34">4.4 <text:s/></text:span><text:span text:style-name="T35">Functions and Operations</text:span><text:span text:style-name="T34">:</text:span></text:p>
      <text:p text:style-name="P18"><text:span text:style-name="T34">4.4.1 Null, Void</text:span></text:p>
      <text:p text:style-name="P27"><text:span text:style-name="T34">4.4.1.1 negative choices and definitions</text:span></text:p>
      <text:p text:style-name="P27"><text:span text:style-name="T34">4.4.1.2 consciousness array: 3 fractal vectors</text:span></text:p>
      <text:p text:style-name="P29"><text:span text:style-name="T34">4.4.1.2.1 <text:s/>time, body</text:span></text:p>
      <text:p text:style-name="P29"><text:span text:style-name="T34">4.4.1.2.2 <text:s/>object location event</text:span></text:p>
      <text:p text:style-name="P29"><text:span text:style-name="T34">4.4.1.2.3 <text:s/>behaviors, policies </text:span></text:p>
      <text:p text:style-name="P30"><text:span text:style-name="T34">4.4.1.2.3.1 behaviors details: </text:span></text:p>
      <text:p text:style-name="P30"><text:span text:style-name="T34">in / out; <text:s/></text:span></text:p>
      <text:p text:style-name="P30"><text:span text:style-name="T34">on / off; </text:span></text:p>
      <text:p text:style-name="P30"><text:span text:style-name="T34">start / stop; </text:span></text:p>
      <text:p text:style-name="P30"><text:span text:style-name="T34">begin / end; </text:span></text:p>
      <text:p text:style-name="P30"><text:span text:style-name="T34">dual / non-dual; </text:span></text:p>
      <text:p text:style-name="P30"><text:span text:style-name="T34">mundane / non-mundane</text:span></text:p>
      <text:p text:style-name="P30"><text:span text:style-name="T34">4.4.1.2.3.2 Policies details: </text:span></text:p>
      <text:p text:style-name="P30"><text:span text:style-name="T34">perception, translation, coordination, collaboration, non-discrimination, non-collapse</text:span></text:p>
      <text:p text:style-name="P18"><text:span text:style-name="T34">4.4.2 Reception, Reflection, Absorption</text:span></text:p>
      <text:p text:style-name="P18"><text:span text:style-name="T34">4.4.3 Something-hard, Something-Soft Areas</text:span></text:p>
      <text:p text:style-name="P18"><text:span text:style-name="T34">4.4.4 (basal) Input-Output Processing Areas</text:span></text:p>
      <text:p text:style-name="P18"><text:soft-page-break/><text:span text:style-name="T34">4.4.5 Cross Context Areas</text:span></text:p>
      <text:p text:style-name="P12"/>
      <text:p text:style-name="Standard"><text:span text:style-name="T37">5. </text:span><text:span text:style-name="T36">Definition Dark Areas</text:span><text:span text:style-name="T34"> / off the one-tree</text:span></text:p>
      <text:p text:style-name="P12"/>
      <text:p text:style-name="Standard"><text:span text:style-name="T37">6. </text:span><text:span text:style-name="T36">World Dancing, World Singing</text:span><text:span text:style-name="T37">: </text:span><text:span text:style-name="T34">the song and dance of</text:span><text:span text:style-name="T37"> compromise</text:span></text:p>
      <text:p text:style-name="P12"/>
      <text:p text:style-name="Standard"><text:span text:style-name="T37">7. </text:span><text:span text:style-name="T36">Professional Technical Production Advice</text:span><text:span text:style-name="T34">: six sigma for rivers, grains of sand, ecosystems, keystone species</text:span></text:p>
      <text:p text:style-name="P12"/>
      <text:p text:style-name="Standard"><text:span text:style-name="T37">8. "Help others at all times":</text:span></text:p>
      <text:p text:style-name="P12"/>
      <text:p text:style-name="Standard"><text:span text:style-name="T34">1. <text:s/>I will do my best to help all parties according to all known best practice standards and protocols; to manage down or manage to equilibrium system-collapse, to manage up or manage to equilibrium system-value-function-and-meaning.</text:span></text:p>
      <text:p text:style-name="P12"/>
      <text:p text:style-name="Standard"><text:span text:style-name="T34">2. <text:s/>Best Practice Blessing: </text:span></text:p>
      <text:p text:style-name="P18"><text:span text:style-name="T34">"May you, may we, may noun, </text:span></text:p>
      <text:p text:style-name="P18"><text:span text:style-name="T34">become proficient </text:span></text:p>
      <text:p text:style-name="P18"><text:span text:style-name="T34">in the sustainable cultivation </text:span></text:p>
      <text:p text:style-name="P18"><text:span text:style-name="T34">of value, function, and meaning,</text:span></text:p>
      <text:p text:style-name="P18"><text:span text:style-name="T34">via a local implementation </text:span></text:p>
      <text:p text:style-name="P18"><text:span text:style-name="T34">of generalized system best practice,</text:span></text:p>
      <text:p text:style-name="P18"><text:span text:style-name="T34">with local spice and sauce."</text:span></text:p>
      <text:p text:style-name="P18"><text:span text:style-name="T34">[~'...with local customs and knowledge.']</text:span></text:p>
      <text:p text:style-name="P21"><text:soft-page-break/></text:p>
      <text:p text:style-name="Standard"><text:span text:style-name="T34">3. <text:s/>Learn from mistakes, your mistakes and the mistakes of others. You are the protector of those who cannot or do not learn from mistakes.</text:span></text:p>
      <text:p text:style-name="P12"/>
      <text:p text:style-name="P12"/>
      <text:p text:style-name="P12"/>
      <text:p text:style-name="Standard"><text:span text:style-name="T45">2. Clarification Statements Section:</text:span><text:span text:style-name="T46"> </text:span></text:p>
      <text:p text:style-name="Standard"><text:span text:style-name="T34">Disinformation &amp; System Collapse</text:span></text:p>
      <text:p text:style-name="P12"/>
      <text:p text:style-name="Standard"><text:span text:style-name="T39">("Clarification statements" relate to system defense, system immune-system, diagnostics, disinformation, collapse-metrics, weak-points.</text:span></text:p>
      <text:p text:style-name="Standard"><text:span text:style-name="T39">Definition of statement to be as clear and unambiguous as possible: "It is bad, it is wrong, it causes system collapse, it should not be done, and I will not do it.")</text:span></text:p>
      <text:p text:style-name="P12"/>
      <text:p text:style-name="Standard"><text:span text:style-name="T34">Given enough participants, there will be participants who will push to and past the point of system collapse.</text:span></text:p>
      <text:p text:style-name="P12"/>
      <text:p text:style-name="P24"><text:span text:style-name="T39">(You need to know that </text:span><text:span text:style-name="T34">collapse</text:span><text:span text:style-name="T39"> happens.</text:span></text:p>
      <text:p text:style-name="P24"><text:span text:style-name="T39">You need to know where and how </text:span><text:span text:style-name="T34">collapse</text:span><text:span text:style-name="T39"> happens.</text:span></text:p>
      <text:p text:style-name="P24"><text:span text:style-name="T39">You need to know what </text:span><text:span text:style-name="T34">collapse</text:span><text:span text:style-name="T39"> looks like.</text:span></text:p>
      <text:p text:style-name="P24"><text:span text:style-name="T39">You need to know how to prepare for, prevent, and recover from </text:span><text:span text:style-name="T34">collapse</text:span><text:span text:style-name="T39">.)</text:span></text:p>
      <text:p text:style-name="P12"/>
      <text:p text:style-name="Standard"><text:span text:style-name="T34">Whether or not a statement should be clarified is an important item that should be dealt with according to all known best practice standards and protocols; </text:span></text:p>
      <text:p text:style-name="Standard"><text:span text:style-name="T34">1. No unilateral changes to group-agreed-upon goals, means, and methods, and </text:span></text:p>
      <text:p text:style-name="Standard"><text:span text:style-name="T34">2. No unilateral system collapse.</text:span></text:p>
      <text:p text:style-name="P12"><text:soft-page-break/></text:p>
      <text:p text:style-name="P12"/>
      <text:p text:style-name="Standard"><text:span text:style-name="T37">2. <text:s/>Two Tautology Areas</text:span></text:p>
      <text:p text:style-name="P14"/>
      <text:p text:style-name="Standard"><text:span text:style-name="T34">(Tautology Area 1)</text:span></text:p>
      <text:p text:style-name="Standard"><text:span text:style-name="T34">2.1 </text:span><text:span text:style-name="T37">Tautology Area 1: </text:span><text:span text:style-name="T34">Three items which are also categories:</text:span></text:p>
      <text:p text:style-name="P12"/>
      <text:p text:style-name="Standard"><text:span text:style-name="T34">2.1.1 <text:s/></text:span><text:span text:style-name="T37">Participation</text:span><text:span text:style-name="T34">: Participating on the behalf of participants without the participation </text:span></text:p>
      <text:p text:style-name="Standard"><text:span text:style-name="T39">is bad, is wrong, it causes system collapse, it should not be done, and I will not do it.</text:span></text:p>
      <text:p text:style-name="P13"/>
      <text:p text:style-name="Standard"><text:span text:style-name="T34">2.1.2 <text:s/></text:span><text:span text:style-name="T37">Best Practice</text:span><text:span text:style-name="T34">: Mismanaging general-system-management areas </text:span></text:p>
      <text:p text:style-name="Standard"><text:span text:style-name="T39">It is bad, It is wrong, it causes system collapse, it should not be done, and I will not do it.</text:span></text:p>
      <text:p text:style-name="Standard"><text:span text:style-name="T34">For example:</text:span></text:p>
      <text:p text:style-name="Standard"><text:span text:style-name="T34">2.1.2.1 <text:s/>Having values</text:span></text:p>
      <text:p text:style-name="Standard"><text:span text:style-name="T34">2.1.2.2 <text:s/>Valuing Data</text:span></text:p>
      <text:p text:style-name="Standard"><text:span text:style-name="T34">2.1.2.3 <text:s/>Communication Reporting Transparency</text:span></text:p>
      <text:p text:style-name="Standard"><text:span text:style-name="T34">2.1.2.4 <text:s/>Testing Auditing Feedback</text:span></text:p>
      <text:p text:style-name="Standard"><text:span text:style-name="T34">2.1.2.5 <text:s/>No Unilateral System Collapse</text:span></text:p>
      <text:p text:style-name="Standard"><text:span text:style-name="T34">2.1.2.6 <text:s/>Proficiency Standards for Time and Schedules</text:span></text:p>
      <text:p text:style-name="P12"/>
      <text:p text:style-name="Standard"><text:span text:style-name="T34">2.1.3</text:span><text:span text:style-name="T37"> <text:s/>Causality Models</text:span><text:span text:style-name="T34">: Concept Check: Scapegoating and Elimination: Identifying any entire part of the world as to be scapegoated and eliminated </text:span></text:p>
      <text:p text:style-name="Standard"><text:soft-page-break/><text:span text:style-name="T39">is bad, is wrong, it causes system collapse, it should not be done, and I will not do it.</text:span></text:p>
      <text:p text:style-name="P12"/>
      <text:p text:style-name="Standard"><text:span text:style-name="T34">(Tautology Area 2)</text:span></text:p>
      <text:p text:style-name="Standard"><text:span text:style-name="T37">2.2 Tautology Area 2: Positive and Negatively Defined Areas ("top and bottom" chart areas)</text:span></text:p>
      <text:p text:style-name="Standard"><text:span text:style-name="T34">Identifying system collapse as a goal, not indirectly as in dark lighthouse but directly as in exacerbating system collapse, as part of (defining / in any area of) the standard set of agreed upon goal means method areas, </text:span><text:span text:style-name="T39">is bad, is wrong, it causes system collapse, it should not be done, and I will not do it: e.g.</text:span></text:p>
      <text:p text:style-name="P12"/>
      <text:p text:style-name="Standard"><text:span text:style-name="T34">2.2.1 <text:s/>Following worst-possible-options</text:span></text:p>
      <text:p text:style-name="Standard"><text:span text:style-name="T34"><text:tab/></text:span><text:span text:style-name="T39">is bad, is wrong, it causes system collapse, it should not be done, and I will not do it.</text:span></text:p>
      <text:p text:style-name="P12"/>
      <text:p text:style-name="Standard"><text:span text:style-name="T34">2.2.2 <text:s/>Playing nazi-chess</text:span></text:p>
      <text:p text:style-name="Standard"><text:span text:style-name="T34"><text:tab/></text:span><text:span text:style-name="T39">is bad, is wrong, it causes system collapse, it should not be done, and I will not do it.</text:span></text:p>
      <text:p text:style-name="P12"/>
      <text:p text:style-name="Standard"><text:span text:style-name="T34">2.2.3 <text:s/>Mismanaging categories of types of systems</text:span></text:p>
      <text:p text:style-name="Standard"><text:span text:style-name="T34"><text:tab/></text:span><text:span text:style-name="T39">is bad, is wrong, it causes system collapse, it should not be done, and I will not do it.</text:span></text:p>
      <text:p text:style-name="P12"/>
      <text:p text:style-name="Standard"><text:span text:style-name="T34">2.2.4 <text:s/>Mismanaging Cross-Context-Areas: </text:span></text:p>
      <text:p text:style-name="P18"><text:span text:style-name="T34">e.g.</text:span></text:p>
      <text:p text:style-name="Standard"><text:span text:style-name="T34"><text:tab/>- exponential elbows</text:span></text:p>
      <text:p text:style-name="Standard"><text:span text:style-name="T34"><text:tab/>- perception abstraction</text:span></text:p>
      <text:p text:style-name="Standard"><text:span text:style-name="T34"><text:tab/>- indeterminate incompetence and malice</text:span></text:p>
      <text:p text:style-name="Standard"><text:span text:style-name="T34"><text:tab/></text:span><text:span text:style-name="T39">is bad, is wrong, it causes system collapse, it should not be done, and I will not do it.</text:span></text:p>
      <text:p text:style-name="P12"><text:soft-page-break/></text:p>
      <text:p text:style-name="Standard"><text:span text:style-name="T34">2.2.5 Mismanaging Standard System Policy Areas:</text:span></text:p>
      <text:p text:style-name="Standard"><text:span text:style-name="T34"><text:tab/></text:span><text:span text:style-name="T39">is bad, is wrong, it causes system collapse, it should not be done, and I will not do it.</text:span></text:p>
      <text:p text:style-name="Standard"><text:span text:style-name="T34">For example: <text:s/></text:span></text:p>
      <text:p text:style-name="Standard"><text:span text:style-name="T34">1. Mismanaging Split substantiations: for example </text:span></text:p>
      <text:p text:style-name="P18"><text:span text:style-name="T34">'they are all good' </text:span></text:p>
      <text:p text:style-name="P18"><text:span text:style-name="T34">'they are all bad' </text:span></text:p>
      <text:p text:style-name="P18"><text:span text:style-name="T34">'they should be dealt with by cramming them together or splitting them apart"</text:span></text:p>
      <text:p text:style-name="Standard"><text:span text:style-name="T34">2. Golden circle asymmetry / inside outside asymmetry, deleterious effects include: </text:span></text:p>
      <text:p text:style-name="P22"><text:span text:style-name="T34">- causality, </text:span></text:p>
      <text:p text:style-name="P22"><text:span text:style-name="T34">- schedules,</text:span></text:p>
      <text:p text:style-name="P22"><text:span text:style-name="T34">- contracts.</text:span></text:p>
      <text:p text:style-name="Standard"><text:span text:style-name="T34">3. System inversion (is a standard data artifact)</text:span></text:p>
      <text:p text:style-name="Standard"><text:span text:style-name="T34">4. Basal distal disjunction (is a proxy(model) for (operationally defined system) </text:span><text:span text:style-name="T35">'violence'</text:span><text:span text:style-name="T34">)</text:span></text:p>
      <text:p text:style-name="Standard"><text:span text:style-name="T34">5. Negative choices and definitions (do not ignore them)</text:span></text:p>
      <text:p text:style-name="Standard"><text:span text:style-name="T34">6. Turning on and off (running) system processes ((for example) comparing policy from Roman Catholicism, South Korea, and Judaeica)</text:span></text:p>
      <text:p text:style-name="Standard"><text:span text:style-name="T34">7. Half-dark dichotomies (more on that later)</text:span></text:p>
      <text:p text:style-name="P12"/>
      <text:p text:style-name="P12"/>
      <text:p text:style-name="Standard"><text:span text:style-name="T37">3. Standard Error and Damage Report in Four Sub-Sections</text:span></text:p>
      <text:p text:style-name="P14"/>
      <text:p text:style-name="Standard"><text:soft-page-break/><text:span text:style-name="T37">_______ <text:s/>= target (</text:span><text:span text:style-name="T34">population)</text:span></text:p>
      <text:p text:style-name="P12"/>
      <text:p text:style-name="Standard"><text:span text:style-name="T37">3.1 Overall Infection Level</text:span></text:p>
      <text:p text:style-name="Standard"><text:span text:style-name="T34">3.1.1 _________ is[/not] extremely infected.</text:span></text:p>
      <text:p text:style-name="Standard"><text:span text:style-name="T34">3.1.2 There are[/not] most likely autonomous infections.</text:span></text:p>
      <text:p text:style-name="Standard"><text:span text:style-name="T34">3.1.3 There are[/not] most likely plots against setting location items.</text:span></text:p>
      <text:p text:style-name="Standard"><text:span text:style-name="T34">3.1.4 _________[/does not] personally identify/identifies with system collapse.</text:span></text:p>
      <text:p text:style-name="Standard"><text:span text:style-name="T34">3.1.5 _________[/does not] culturally follows system collapse.</text:span></text:p>
      <text:p text:style-name="P12"/>
      <text:p text:style-name="Standard"><text:span text:style-name="T37">3.2 System Membranes</text:span></text:p>
      <text:p text:style-name="Standard"><text:span text:style-name="T34">3.2.1 _________ has (no) system membranes.</text:span></text:p>
      <text:p text:style-name="Standard"><text:span text:style-name="T34">The standard side-effects of not having system membranes include: </text:span><text:span text:style-name="T39">(speculative)</text:span></text:p>
      <text:p text:style-name="Standard"><text:span text:style-name="T34">3.2.2.1 meat shielding</text:span></text:p>
      <text:p text:style-name="Standard"><text:span text:style-name="T34">3.2.2.2 junk clouding </text:span></text:p>
      <text:p text:style-name="Standard"><text:span text:style-name="T34">3.2.2.3 growth racing</text:span></text:p>
      <text:p text:style-name="Standard"><text:span text:style-name="T34">3.2.2.4 self/child cannibalism</text:span></text:p>
      <text:p text:style-name="Standard"><text:span text:style-name="T34">3.2.2.5 increasingly uninhabitable habitat seeking</text:span></text:p>
      <text:p text:style-name="P12"/>
      <text:p text:style-name="P12"/>
      <text:p text:style-name="Standard"><text:span text:style-name="T37">3.3 Diagnostic Array</text:span></text:p>
      <text:p text:style-name="Standard"><text:span text:style-name="T37">The next area has to do with system participation behaviors:</text:span></text:p>
      <text:p text:style-name="Standard"><text:soft-page-break/><text:span text:style-name="T34">(This is a linear narrative walkthrough through an array)</text:span></text:p>
      <text:p text:style-name="Standard"><text:span text:style-name="T34">_________ shows (no) sign of system participation behaviors.</text:span></text:p>
      <text:p text:style-name="Standard"><text:span text:style-name="T34">_________ shows (no) signs of developmental pathways towards system participation behaviors.</text:span></text:p>
      <text:p text:style-name="Standard"><text:span text:style-name="T34">_________ shows (no) signs of metapopulation, networked, developmental, pathways towards system participation behaviors:</text:span></text:p>
      <text:p text:style-name="Standard"><text:span text:style-name="T34">- refugia</text:span></text:p>
      <text:p text:style-name="Standard"><text:span text:style-name="T34">- discussion</text:span></text:p>
      <text:p text:style-name="Standard"><text:span text:style-name="T34">- recognition</text:span></text:p>
      <text:p text:style-name="Standard"><text:span text:style-name="T34">- use</text:span></text:p>
      <text:p text:style-name="Standard"><text:span text:style-name="T34">- identification</text:span></text:p>
      <text:p text:style-name="Standard"><text:span text:style-name="T34">- coordination</text:span></text:p>
      <text:p text:style-name="P12"/>
      <text:p text:style-name="Standard"><text:span text:style-name="T34">Array: </text:span><text:span text:style-name="T35">"Empirical behavioral use</text:span><text:span text:style-name="T34"> of" and "</text:span><text:span text:style-name="T35">having a concept of</text:span><text:span text:style-name="T34">,' for each relevant context.</text:span></text:p>
      <text:p text:style-name="P12"/>
      <text:p text:style-name="Standard"><text:span text:style-name="T34">Concept: (value, function, and meaning)</text:span></text:p>
      <text:p text:style-name="Standard"><text:span text:style-name="T34">Concept: (system fitness)</text:span></text:p>
      <text:p text:style-name="Standard"><text:span text:style-name="T34">Concept: (system collapse)</text:span></text:p>
      <text:p text:style-name="Standard"><text:span text:style-name="T34">_________ show (no) signs of </text:span><text:span text:style-name="T35">having a concept of</text:span><text:span text:style-name="T34"> system collapse.</text:span></text:p>
      <text:p text:style-name="Standard"><text:span text:style-name="T34">_________ show (no) signs of </text:span><text:span text:style-name="T35">having a concept of</text:span><text:span text:style-name="T34"> system fitness.</text:span></text:p>
      <text:p text:style-name="Standard"><text:span text:style-name="T34">_________ show (no) signs of </text:span><text:span text:style-name="T35">having a concept of</text:span><text:span text:style-name="T34"> value, function, and meaning.</text:span></text:p>
      <text:p text:style-name="Standard"><text:span text:style-name="T34">etc.</text:span></text:p>
      <text:p text:style-name="Standard"><text:span text:style-name="T34">_________ shows (no) signs of </text:span><text:span text:style-name="T35">having a concept of</text:span><text:span text:style-name="T34"> </text:span><text:span text:style-name="T37">cross-contextual system models and tools</text:span></text:p>
      <text:p text:style-name="Standard"><text:soft-page-break/><text:span text:style-name="T34">_________ shows (no) signs of having </text:span><text:span text:style-name="T35">empirical behavioral use</text:span><text:span text:style-name="T34"> of </text:span><text:span text:style-name="T37">cross-contextual system models and tools.</text:span></text:p>
      <text:p text:style-name="P12"/>
      <text:p text:style-name="Standard"><text:span text:style-name="T34">_________ does/</text:span><text:span text:style-name="T35">do show</text:span><text:span text:style-name="T34"> (no) signs of </text:span><text:span text:style-name="T35">empirical-behavioral-use</text:span><text:span text:style-name="T34"> of </text:span><text:span text:style-name="T37">types of generality.</text:span></text:p>
      <text:p text:style-name="Standard"><text:span text:style-name="T34">_________ shows (no) signs of </text:span><text:span text:style-name="T35">having a concept of</text:span><text:span text:style-name="T37"> types of generality.</text:span></text:p>
      <text:p text:style-name="Standard"><text:span text:style-name="T34">(types, scales, levels, recursive, etc.)</text:span></text:p>
      <text:p text:style-name="P12"/>
      <text:p text:style-name="Standard"><text:span text:style-name="T37">3.4 Policy Areas:</text:span></text:p>
      <text:p text:style-name="Standard"><text:span text:style-name="T34">_________ (target) is (or is not) dedicated to the: </text:span></text:p>
      <text:p text:style-name="P18"><text:span text:style-name="T34">3.2.1 <text:s/>Destruction</text:span></text:p>
      <text:p text:style-name="P18"><text:span text:style-name="T34">3.2.2 <text:s/>Exploitation </text:span></text:p>
      <text:p text:style-name="P18"><text:span text:style-name="T34">3.2.3 <text:s/>Misuse</text:span></text:p>
      <text:p text:style-name="P18"><text:span text:style-name="T34">3.2.4 <text:s/>Eradication</text:span></text:p>
      <text:p text:style-name="P18"><text:span text:style-name="T34">3.2.5 <text:s/>Torture</text:span></text:p>
      <text:p text:style-name="P18"><text:span text:style-name="T34">3.2.6 <text:s/>Scapegoating &amp;</text:span></text:p>
      <text:p text:style-name="P18"><text:span text:style-name="T34">3.2.7 <text:s/>Coverup</text:span></text:p>
      <text:p text:style-name="Standard"><text:span text:style-name="T34">_________ (above list) of general system management areas.</text:span></text:p>
      <text:p text:style-name="P12"/>
      <text:p text:style-name="P12"/>
      <text:p text:style-name="Standard"><text:span text:style-name="T47">4. Macro Model</text:span></text:p>
      <text:p text:style-name="Standard"><text:span text:style-name="T34">4.1 Background:</text:span></text:p>
      <text:p text:style-name="Standard"><text:span text:style-name="T34">- helping</text:span></text:p>
      <text:p text:style-name="Standard"><text:soft-page-break/><text:span text:style-name="T34">- duty</text:span></text:p>
      <text:p text:style-name="Standard"><text:span text:style-name="T34">- collaboration</text:span></text:p>
      <text:p text:style-name="Standard"><text:span text:style-name="T34">(maybe) - values</text:span></text:p>
      <text:p text:style-name="P12"/>
      <text:p text:style-name="Standard"><text:span text:style-name="T37">4.2 Array:</text:span></text:p>
      <text:p text:style-name="Standard"><text:span text:style-name="T34">1. Development / Population</text:span></text:p>
      <text:p text:style-name="P22"><text:span text:style-name="T34">(new set of sets)</text:span></text:p>
      <text:p text:style-name="Standard"><text:span text:style-name="T34">2. Categories of types of systems / boundaries membranes and interfaces</text:span></text:p>
      <text:p text:style-name="P22"><text:span text:style-name="T34">(new set of sets)</text:span></text:p>
      <text:p text:style-name="Standard"><text:span text:style-name="T34">3. Disturbance regimes &amp; epidemiology</text:span></text:p>
      <text:p text:style-name="P22"><text:span text:style-name="T34">+</text:span></text:p>
      <text:p text:style-name="Standard"><text:span text:style-name="T34">4. </text:span></text:p>
      <text:p text:style-name="Standard"><text:span text:style-name="T34">perception </text:span></text:p>
      <text:p text:style-name="Standard"><text:span text:style-name="T34">habitability </text:span></text:p>
      <text:p text:style-name="Standard"><text:span text:style-name="T34">feedback</text:span></text:p>
      <text:p text:style-name="Standard"><text:span text:style-name="T34">learning </text:span></text:p>
      <text:p text:style-name="Standard"><text:span text:style-name="T34">habit </text:span></text:p>
      <text:p text:style-name="Standard"><text:span text:style-name="T34">accretion</text:span></text:p>
      <text:p text:style-name="P12"/>
      <text:p text:style-name="P12"/>
      <text:p text:style-name="Standard"><text:span text:style-name="T37">4.3 Paired Areas:</text:span></text:p>
      <text:p text:style-name="Standard"><text:soft-page-break/><text:span text:style-name="T34">4.3.1 <text:s/>Orientation, Navigation</text:span></text:p>
      <text:p text:style-name="Standard"><text:span text:style-name="T34">4.3.2 <text:s/>Signals and Information</text:span></text:p>
      <text:p text:style-name="Standard"><text:span text:style-name="T34">4.3.3 <text:s/>Law, code, script</text:span></text:p>
      <text:p text:style-name="Standard"><text:span text:style-name="T34">4.3.4 <text:s/>Defense, immune systems</text:span></text:p>
      <text:p text:style-name="P12"/>
      <text:p text:style-name="P12"/>
      <text:p text:style-name="Standard"><text:span text:style-name="T37">4.4 Hospital-Areas &amp; Modeling Areas:</text:span></text:p>
      <text:p text:style-name="Standard"><text:span text:style-name="T37">4.4.1 <text:s/>Hopital areas:</text:span></text:p>
      <text:p text:style-name="P24"><text:span text:style-name="T34">- system helping healing repair</text:span></text:p>
      <text:p text:style-name="P24"><text:span text:style-name="T34">- looking for lost elements</text:span></text:p>
      <text:p text:style-name="P24"><text:span text:style-name="T34">- disentangling good and bad elements</text:span></text:p>
      <text:p text:style-name="P24"><text:span text:style-name="T34">- grafting and synthetics</text:span></text:p>
      <text:p text:style-name="P24"><text:span text:style-name="T34">- apoptosis and necrosis</text:span></text:p>
      <text:p text:style-name="P14"/>
      <text:p text:style-name="P14"/>
      <text:p text:style-name="Standard"><text:span text:style-name="T37">4.4.2 Modeling Areas:</text:span></text:p>
      <text:p text:style-name="Standard"><text:span text:style-name="T34">All sub-disciplines of system and definition studies:</text:span></text:p>
      <text:p text:style-name="P24"><text:span text:style-name="T34">- system distribution</text:span></text:p>
      <text:p text:style-name="P24"><text:span text:style-name="T34">- ISEP areas</text:span></text:p>
      <text:p text:style-name="P24"><text:span text:style-name="T34">- input-output measures</text:span></text:p>
      <text:p text:style-name="P24"><text:span text:style-name="T34">- system circuits</text:span></text:p>
      <text:p text:style-name="P24"><text:soft-page-break/><text:span text:style-name="T34">- system functions</text:span></text:p>
      <text:p text:style-name="P24"><text:span text:style-name="T34">etc.</text:span></text:p>
      <text:p text:style-name="P12"/>
      <text:p text:style-name="P12"/>
      <text:p text:style-name="Standard"><text:span text:style-name="T37">5. Statement of duty &amp; responsibility: I will work harder.</text:span></text:p>
      <text:p text:style-name="P14"/>
      <text:p text:style-name="Standard"><text:span text:style-name="T37">5.1 This is a statement that I give in all channels:</text:span></text:p>
      <text:p text:style-name="P24"><text:span text:style-name="T34">With or without:</text:span></text:p>
      <text:p text:style-name="P24"><text:span text:style-name="T34">hope,</text:span></text:p>
      <text:p text:style-name="P24"><text:span text:style-name="T34">trust,</text:span></text:p>
      <text:p text:style-name="P24"><text:span text:style-name="T34">belief,</text:span></text:p>
      <text:p text:style-name="P24"><text:span text:style-name="T34">faith,</text:span></text:p>
      <text:p text:style-name="P24"><text:span text:style-name="T34">continual perpetual external moral reinforcement,</text:span></text:p>
      <text:p text:style-name="P24"><text:span text:style-name="T34">forgiveness,</text:span></text:p>
      <text:p text:style-name="P24"><text:span text:style-name="T34">patience, or</text:span></text:p>
      <text:p text:style-name="P24"><text:span text:style-name="T34">gratitude;</text:span></text:p>
      <text:p text:style-name="Standard"><text:span text:style-name="T37">I will work harder.</text:span></text:p>
      <text:p text:style-name="Standard"><text:span text:style-name="T34">+</text:span></text:p>
      <text:p text:style-name="Standard"><text:span text:style-name="T34">5.2 Vitruvian Range of Motion fitness activities, PT, SLP, प्रज्ञापारमिताहृदय 般若心経, etc.</text:span></text:p>
      <text:p text:style-name="P12"/>
      <text:p text:style-name="P12"/>
      <text:p text:style-name="P12"><text:soft-page-break/></text:p>
      <text:p text:style-name="P12"/>
      <text:p text:style-name="Standard"><text:span text:style-name="T21">Active Learning Project</text:span><text:span text:style-name="T25">/Activity</text:span><text:span text:style-name="T21"> 1</text:span><text:span text:style-name="T25">1</text:span><text:span text:style-name="T21">:</text:span></text:p>
      <text:p text:style-name="Standard"><text:span text:style-name="T20">Use or create a routine to build and maintain a full "range of motion," 'yoga' for body, mind, and language, etc.</text:span></text:p>
      <text:p text:style-name="P9"/>
      <text:p text:style-name="Standard"><text:span text:style-name="T20">Example:</text:span></text:p>
      <text:p text:style-name="Standard"><text:span text:style-name="T20">1. Ethics and Projects: Definition Study Mnemonic</text:span></text:p>
      <text:p text:style-name="Standard"><text:span text:style-name="T20">2. Body: Parkinson's Body-Extension Exercises/Yoga</text:span></text:p>
      <text:p text:style-name="Standard"><text:a xlink:type="simple" xlink:href="https://github.com/lineality/parkinsons_resources" text:style-name="ListLabel_20_2" text:visited-style-name="ListLabel_20_2"><text:span text:style-name="T2">https://github.com/lineality/parkinsons_resources</text:span></text:a><text:span text:style-name="T48"> </text:span></text:p>
      <text:p text:style-name="Standard"><text:span text:style-name="T20">3. Language: 般若心経 </text:span><text:span text:style-name="T48">(link)</text:span></text:p>
      <text:p text:style-name="P9"/>
      <text:p text:style-name="Standard"><text:span text:style-name="T17">Activity: </text:span><text:span text:style-name="T20">Create and </text:span><text:span text:style-name="T17">use</text:span><text:span text:style-name="T20"> your own system and </text:span><text:span text:style-name="T17">use feedback and perception to find and communicate</text:span><text:span text:style-name="T20"> what methods work to maintain fitness. </text:span></text:p>
      <text:p text:style-name="P12"/>
      <text:p text:style-name="P9"/>
      <text:p text:style-name="Standard"><text:span text:style-name="T23">Summary Brainstorm 1: concepts of improvement</text:span></text:p>
      <text:p text:style-name="Standard"><text:span text:style-name="T20">- naive positivism</text:span></text:p>
      <text:p text:style-name="Standard"><text:span text:style-name="T20">- equilibria</text:span></text:p>
      <text:p text:style-name="Standard"><text:span text:style-name="T20">- system collapse</text:span></text:p>
      <text:p text:style-name="Standard"><text:span text:style-name="T20">- positive and negative definition</text:span></text:p>
      <text:p text:style-name="Standard"><text:span text:style-name="T20">- cycles longevity, sequence</text:span></text:p>
      <text:p text:style-name="P9"/>
      <text:p text:style-name="Standard"><text:soft-page-break/><text:span text:style-name="T23">Summary Brainstorm 2: STEM</text:span></text:p>
      <text:p text:style-name="Standard"><text:span text:style-name="T20">What is the nature of how parts of projects and STEM are (or are not) connected? What are categories of types of systems? How do systems, processes, projects, and definitions fail and collapse? Is there any interface between discussion of ethics, morals, even compassion and mindfulness, and the realm of systems and projects and STEM? What are mistakes? What does it mean to learn or course-correct based on mistakes? Can problem-with-perception be themselves perceived? Can obstacles to learning be overcome by learning about those obstacles? </text:span></text:p>
      <text:p text:style-name="P10"/>
      <text:p text:style-name="Standard"><text:span text:style-name="T23">Summary Brainstorm 3: Clear &amp; Testable Definitions</text:span></text:p>
      <text:p text:style-name="Standard"><text:span text:style-name="T20">- What definitions are not sufficiently clear or testable?</text:span></text:p>
      <text:p text:style-name="P17"/>
      <text:p text:style-name="Standard"><text:span text:style-name="T16">Summary Brainstorm 4: Ethical Fitness</text:span></text:p>
      <text:p text:style-name="Standard"><text:span text:style-name="T17">The boyscout goal of keeping physically strong, mentally awake, and morally straight, is likely at least 2:3 clear as of 2024. Physical diet and exercise and healthy food are reasonably non-controversial. But 'daily ethical-exercise' is less clear in general terms. Brainstorm what methods and measures of daily ethics-fitness-training-exercise might look li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Courier New" fo:font-size="11pt" fo:language="en" fo:country="none" style:letter-kerning="false" style:font-name-asian="Courier New1" style:font-size-asian="11pt" style:language-asian="zh" style:country-asian="CN" style:font-name-complex="Courier New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Courier New" fo:font-size="11pt" fo:language="en" fo:country="none" style:letter-kerning="false" style:font-name-asian="Courier New1" style:font-size-asian="11pt" style:language-asian="zh" style:country-asian="CN" style:font-name-complex="Courier New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2" meta:paragraph-count="683" meta:word-count="6407" meta:character-count="44240" meta:non-whitespace-character-count="38306"/>
    <meta:generator>LibreOfficeDev/6.0.5.2$Linux_X86_64 LibreOffice_project/</meta:generator>
  </office:meta>
</office:document-meta>
</file>